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17cm" table:align="left"/>
    </style:style>
    <style:style style:name="Tabel1.A" style:family="table-column">
      <style:table-column-properties style:column-width="3.164cm"/>
    </style:style>
    <style:style style:name="Tabel1.B" style:family="table-column">
      <style:table-column-properties style:column-width="13.836cm"/>
    </style:style>
    <style:style style:name="Tabel1.A1" style:family="table-cell">
      <style:table-cell-properties style:vertical-align="middle" fo:padding="0.049cm" fo:border="none"/>
    </style:style>
    <style:style style:name="Tabel2" style:family="table">
      <style:table-properties style:width="17.981cm" table:align="left"/>
    </style:style>
    <style:style style:name="Tabel2.A" style:family="table-column">
      <style:table-column-properties style:column-width="3.771cm"/>
    </style:style>
    <style:style style:name="Tabel2.B" style:family="table-column">
      <style:table-column-properties style:column-width="14.21cm"/>
    </style:style>
    <style:style style:name="Tabel2.A1" style:family="table-cell">
      <style:table-cell-properties style:vertical-align="middle" fo:padding="0.049cm" fo:border="none"/>
    </style:style>
    <style:style style:name="Tabel3" style:family="table">
      <style:table-properties style:width="15.983cm" table:align="left"/>
    </style:style>
    <style:style style:name="Tabel3.A" style:family="table-column">
      <style:table-column-properties style:column-width="1.773cm"/>
    </style:style>
    <style:style style:name="Tabel3.B" style:family="table-column">
      <style:table-column-properties style:column-width="14.21cm"/>
    </style:style>
    <style:style style:name="Tabel3.A1" style:family="table-cell">
      <style:table-cell-properties style:vertical-align="middle" fo:padding="0.049cm" fo:border="none"/>
    </style:style>
    <style:style style:name="Tabel4" style:family="table">
      <style:table-properties style:width="112.067cm" table:align="left"/>
    </style:style>
    <style:style style:name="Tabel4.A" style:family="table-column">
      <style:table-column-properties style:column-width="1.265cm"/>
    </style:style>
    <style:style style:name="Tabel4.B" style:family="table-column">
      <style:table-column-properties style:column-width="110.802cm"/>
    </style:style>
    <style:style style:name="Tabel4.A1" style:family="table-cell">
      <style:table-cell-properties style:vertical-align="middle" fo:padding="0.049cm" fo:border="none"/>
    </style:style>
    <style:style style:name="Tabel5" style:family="table">
      <style:table-properties style:width="24.231cm" table:align="left"/>
    </style:style>
    <style:style style:name="Tabel5.A" style:family="table-column">
      <style:table-column-properties style:column-width="4.094cm"/>
    </style:style>
    <style:style style:name="Tabel5.B" style:family="table-column">
      <style:table-column-properties style:column-width="20.137cm"/>
    </style:style>
    <style:style style:name="Tabel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3e484" officeooo:paragraph-rsid="0013e484"/>
    </style:style>
    <style:style style:name="P2" style:family="paragraph" style:parent-style-name="Standard">
      <style:text-properties fo:font-size="15pt" officeooo:rsid="0013e484" officeooo:paragraph-rsid="0013e484" style:font-size-asian="15pt" style:font-size-complex="15pt"/>
    </style:style>
    <style:style style:name="P3" style:family="paragraph" style:parent-style-name="Heading_20_1">
      <style:text-properties officeooo:rsid="0013e484" officeooo:paragraph-rsid="0013e484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Heading_20_3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Preformatted_20_Text" style:list-style-name="L1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 text:start-value="74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pasteform" form:apply-filter="true" form:method="post" form:control-implementation="ooo:com.sun.star.form.component.Form" office:target-frame="" xlink:href="http://dpaste.com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Error code database</text:p>
      <text:p text:style-name="P1"/>
      <text:h text:style-name="P3" text:outline-level="1">IntegrityError at /admin/contacts/evenement/add/</text:h>
      <text:section text:style-name="Sect1" text:name="summary">
        <text:p text:style-name="P4">(1048, "Column 'vergunning_datum' cannot be null")</text:p>
        <table:table table:name="Tabel1" table:style-name="Tabel1">
          <table:table-column table:style-name="Tabel1.A"/>
          <table:table-column table:style-name="Tabel1.B"/>
          <table:table-row>
            <table:table-cell table:style-name="Tabel1.A1" office:value-type="string">
              <text:p text:style-name="Table_20_Heading">Request Method:</text:p>
            </table:table-cell>
            <table:table-cell table:style-name="Tabel1.A1" office:value-type="string">
              <text:p text:style-name="Table_20_Contents">POST</text:p>
            </table:table-cell>
          </table:table-row>
          <table:table-row>
            <table:table-cell table:style-name="Tabel1.A1" office:value-type="string">
              <text:p text:style-name="Table_20_Heading">Request URL:</text:p>
            </table:table-cell>
            <table:table-cell table:style-name="Tabel1.A1" office:value-type="string">
              <text:p text:style-name="Table_20_Contents">http://berkhout.ddns.net:8000/admin/contacts/evenement/add/</text:p>
            </table:table-cell>
          </table:table-row>
          <table:table-row>
            <table:table-cell table:style-name="Tabel1.A1" office:value-type="string">
              <text:p text:style-name="Table_20_Heading">Django Version:</text:p>
            </table:table-cell>
            <table:table-cell table:style-name="Tabel1.A1" office:value-type="string">
              <text:p text:style-name="Table_20_Contents">3.0.8</text:p>
            </table:table-cell>
          </table:table-row>
          <table:table-row>
            <table:table-cell table:style-name="Tabel1.A1" office:value-type="string">
              <text:p text:style-name="Table_20_Heading">Exception Type:</text:p>
            </table:table-cell>
            <table:table-cell table:style-name="Tabel1.A1" office:value-type="string">
              <text:p text:style-name="Table_20_Contents">IntegrityError</text:p>
            </table:table-cell>
          </table:table-row>
          <table:table-row>
            <table:table-cell table:style-name="Tabel1.A1" office:value-type="string">
              <text:p text:style-name="Table_20_Heading">Exception Value:</text:p>
            </table:table-cell>
            <table:table-cell table:style-name="Tabel1.A1" office:value-type="string">
              <text:p text:style-name="P4">(1048, "Column 'vergunning_datum' cannot be null")</text:p>
            </table:table-cell>
          </table:table-row>
          <table:table-row>
            <table:table-cell table:style-name="Tabel1.A1" office:value-type="string">
              <text:p text:style-name="Table_20_Heading">Exception Location:</text:p>
            </table:table-cell>
            <table:table-cell table:style-name="Tabel1.A1" office:value-type="string">
              <text:p text:style-name="Table_20_Contents">/usr/local/lib/python3.6/dist-packages/django/db/backends/mysql/base.py in execute, line 79</text:p>
            </table:table-cell>
          </table:table-row>
          <table:table-row>
            <table:table-cell table:style-name="Tabel1.A1" office:value-type="string">
              <text:p text:style-name="Table_20_Heading">Python Executable:</text:p>
            </table:table-cell>
            <table:table-cell table:style-name="Tabel1.A1" office:value-type="string">
              <text:p text:style-name="Table_20_Contents">/usr/bin/python3</text:p>
            </table:table-cell>
          </table:table-row>
          <table:table-row>
            <table:table-cell table:style-name="Tabel1.A1" office:value-type="string">
              <text:p text:style-name="Table_20_Heading">Python Version:</text:p>
            </table:table-cell>
            <table:table-cell table:style-name="Tabel1.A1" office:value-type="string">
              <text:p text:style-name="Table_20_Contents">3.6.9</text:p>
            </table:table-cell>
          </table:table-row>
          <table:table-row>
            <table:table-cell table:style-name="Tabel1.A1" office:value-type="string">
              <text:p text:style-name="Table_20_Heading">Python Path:</text:p>
            </table:table-cell>
            <table:table-cell table:style-name="Tabel1.A1" office:value-type="string">
              <text:p text:style-name="Preformatted_20_Text">['/home/jan/vitanova',</text:p>
              <text:p text:style-name="Preformatted_20_Text"><text:s/>'/usr/lib/python36.zip',</text:p>
              <text:p text:style-name="Preformatted_20_Text"><text:s/>'/usr/lib/python3.6',</text:p>
              <text:p text:style-name="Preformatted_20_Text"><text:s/>'/usr/lib/python3.6/lib-dynload',</text:p>
              <text:p text:style-name="Preformatted_20_Text"><text:s/>'/usr/local/lib/python3.6/dist-packages',</text:p>
              <text:p text:style-name="P4"><text:s/>'/usr/lib/python3/dist-packages']</text:p>
            </table:table-cell>
          </table:table-row>
          <table:table-row>
            <table:table-cell table:style-name="Tabel1.A1" office:value-type="string">
              <text:p text:style-name="Table_20_Heading">Server time:</text:p>
            </table:table-cell>
            <table:table-cell table:style-name="Tabel1.A1" office:value-type="string">
              <text:p text:style-name="Table_20_Contents">Sat, 22 Aug 2020 20:38:50 +0000</text:p>
            </table:table-cell>
          </table:table-row>
        </table:table>
      </text:section>
      <text:section text:style-name="Sect1" text:name="traceback">
        <text:h text:style-name="Heading_20_2" text:outline-level="2">Traceback <text:a xlink:type="simple" xlink:href="http://berkhout.ddns.net:8000/admin/contacts/evenement/add/#" text:style-name="Internet_20_link" text:visited-style-name="Visited_20_Internet_20_Link">Switch to copy-and-paste view</text:a> </text:h>
        <text:section text:style-name="Sect1" text:name="browserTraceback">
          <text:list xml:id="list4606008453718553410" text:style-name="L1">
            <text:list-item>
              <text:p text:style-name="P6"><text:span text:style-name="Source_20_Text">/usr/local/lib/python3.6/dist-packages/django/db/backends/mysql/base.py</text:span> in <text:span text:style-name="Source_20_Text">execute</text:span> </text:p>
            </text:list-item>
          </text:list>
          <text:section text:style-name="Sect1" text:name="c140117764860424">
            <text:list xml:id="list210312431935908" text:continue-numbering="true" text:style-name="L1">
              <text:list-item>
                <text:list>
                  <text:list-item>
                    <text:p text:style-name="P8"><text:s text:c="12"/>return self.cursor.execute(query, args)</text:p>
                    <text:p text:style-name="P7">… </text:p>
                  </text:list-item>
                </text:list>
              </text:list-item>
            </text:list>
          </text:section>
          <text:list xml:id="list210312228165039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MySQLdb/cursors.py</text:span> in <text:span text:style-name="Source_20_Text">execute</text:span> </text:p>
            </text:list-item>
          </text:list>
          <text:section text:style-name="Sect1" text:name="c140117764858248">
            <text:list xml:id="list210310424238086" text:continue-list="list210312228165039" text:style-name="L1">
              <text:list-item>
                <text:list>
                  <text:list-item text:start-value="206">
                    <text:p text:style-name="P8"><text:s text:c="8"/>res = self._query(query)</text:p>
                    <text:p text:style-name="P7">… </text:p>
                  </text:list-item>
                </text:list>
              </text:list-item>
            </text:list>
          </text:section>
          <text:list xml:id="list210312348056093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MySQLdb/cursors.py</text:span> in <text:span text:style-name="Source_20_Text">_query</text:span> </text:p>
            </text:list-item>
          </text:list>
          <text:section text:style-name="Sect1" text:name="c140117764861640">
            <text:list xml:id="list210311135709347" text:continue-list="list210312348056093" text:style-name="L1">
              <text:list-item>
                <text:list>
                  <text:list-item text:start-value="319">
                    <text:p text:style-name="P8"><text:soft-page-break/><text:s text:c="8"/>db.query(q)</text:p>
                    <text:p text:style-name="P7">… </text:p>
                  </text:list-item>
                </text:list>
              </text:list-item>
            </text:list>
          </text:section>
          <text:list xml:id="list210310653909973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MySQLdb/connections.py</text:span> in <text:span text:style-name="Source_20_Text">query</text:span> </text:p>
            </text:list-item>
          </text:list>
          <text:section text:style-name="Sect1" text:name="c140117764858184">
            <text:list xml:id="list210311522021201" text:continue-list="list210310653909973" text:style-name="L1">
              <text:list-item>
                <text:list>
                  <text:list-item text:start-value="259">
                    <text:p text:style-name="P8"><text:s text:c="8"/>_mysql.connection.query(self, query)</text:p>
                    <text:p text:style-name="P7">… </text:p>
                  </text:list-item>
                </text:list>
              </text:list-item>
            </text:list>
          </text:section>
          <text:list xml:id="list210312326297540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  <text:list>
                <text:list-item>
                  <text:list>
                    <text:list-item>
                      <text:h text:style-name="P5" text:outline-level="3">During handling of the above exception ((1048, "Column 'vergunning_datum' cannot be null")), another exception occurred: </text:h>
                    </text:list-item>
                  </text:list>
                </text:list-item>
              </text:list>
            </text:list-header>
            <text:list-item>
              <text:p text:style-name="P6"><text:span text:style-name="Source_20_Text">/usr/local/lib/python3.6/dist-packages/django/core/handlers/exception.py</text:span> in <text:span text:style-name="Source_20_Text">inner</text:span> </text:p>
            </text:list-item>
          </text:list>
          <text:section text:style-name="Sect1" text:name="c140117764860936">
            <text:list xml:id="list210310700392241" text:continue-list="list210312326297540" text:style-name="L1">
              <text:list-item>
                <text:list>
                  <text:list-item text:start-value="34">
                    <text:p text:style-name="P8"><text:s text:c="12"/>response = get_response(request)</text:p>
                    <text:p text:style-name="P7">… </text:p>
                  </text:list-item>
                </text:list>
              </text:list-item>
            </text:list>
          </text:section>
          <text:list xml:id="list210312240750059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core/handlers/base.py</text:span> in <text:span text:style-name="Source_20_Text">_get_response</text:span> </text:p>
            </text:list-item>
          </text:list>
          <text:section text:style-name="Sect1" text:name="c140117764860872">
            <text:list xml:id="list210311542214825" text:continue-list="list210312240750059" text:style-name="L1">
              <text:list-item>
                <text:list>
                  <text:list-item text:start-value="115">
                    <text:p text:style-name="P8"><text:s text:c="16"/>response = self.process_exception_by_middleware(e, request)</text:p>
                    <text:p text:style-name="P7">… </text:p>
                  </text:list-item>
                </text:list>
              </text:list-item>
            </text:list>
          </text:section>
          <text:list xml:id="list210311592988402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core/handlers/base.py</text:span> in <text:span text:style-name="Source_20_Text">_get_response</text:span> </text:p>
            </text:list-item>
          </text:list>
          <text:section text:style-name="Sect1" text:name="c140117764860616">
            <text:list xml:id="list210310887280924" text:continue-list="list210311592988402" text:style-name="L1">
              <text:list-item>
                <text:list>
                  <text:list-item text:start-value="113">
                    <text:p text:style-name="P8"><text:s text:c="16"/>response = wrapped_callback(request, *callback_args, **callback_kwargs)</text:p>
                    <text:p text:style-name="P7">… </text:p>
                  </text:list-item>
                </text:list>
              </text:list-item>
            </text:list>
          </text:section>
          <text:list xml:id="list210310731997097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contrib/admin/options.py</text:span> in <text:span text:style-name="Source_20_Text">wrapper</text:span> </text:p>
            </text:list-item>
          </text:list>
          <text:section text:style-name="Sect1" text:name="c140117764861320">
            <text:list xml:id="list210310443624521" text:continue-list="list210310731997097" text:style-name="L1">
              <text:list-item>
                <text:list>
                  <text:list-item text:start-value="607">
                    <text:p text:style-name="P8"><text:s text:c="16"/>return self.admin_site.admin_view(view)(*args, **kwargs)</text:p>
                    <text:p text:style-name="P7">… </text:p>
                  </text:list-item>
                </text:list>
              </text:list-item>
            </text:list>
          </text:section>
          <text:list xml:id="list210312185547590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utils/decorators.py</text:span> in <text:span text:style-name="Source_20_Text">_wrapped_view</text:span> </text:p>
            </text:list-item>
          </text:list>
          <text:section text:style-name="Sect1" text:name="c140117764861256">
            <text:list xml:id="list210311073416243" text:continue-list="list210312185547590" text:style-name="L1">
              <text:list-item>
                <text:list>
                  <text:list-item text:start-value="130">
                    <text:p text:style-name="P8"><text:s text:c="20"/>response = view_func(request, *args, **kwargs)</text:p>
                    <text:p text:style-name="P7"><text:soft-page-break/>… </text:p>
                  </text:list-item>
                </text:list>
              </text:list-item>
            </text:list>
          </text:section>
          <text:list xml:id="list210311930662746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views/decorators/cache.py</text:span> in <text:span text:style-name="Source_20_Text">_wrapped_view_func</text:span> </text:p>
            </text:list-item>
          </text:list>
          <text:section text:style-name="Sect1" text:name="c140117764861000">
            <text:list xml:id="list210311591275717" text:continue-list="list210311930662746" text:style-name="L1">
              <text:list-item>
                <text:list>
                  <text:list-item text:start-value="44">
                    <text:p text:style-name="P8"><text:s text:c="8"/>response = view_func(request, *args, **kwargs)</text:p>
                    <text:p text:style-name="P7">… </text:p>
                  </text:list-item>
                </text:list>
              </text:list-item>
            </text:list>
          </text:section>
          <text:list xml:id="list210311378985506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contrib/admin/sites.py</text:span> in <text:span text:style-name="Source_20_Text">inner</text:span> </text:p>
            </text:list-item>
          </text:list>
          <text:section text:style-name="Sect1" text:name="c140117764861768">
            <text:list xml:id="list210310811936073" text:continue-list="list210311378985506" text:style-name="L1">
              <text:list-item>
                <text:list>
                  <text:list-item text:start-value="231">
                    <text:p text:style-name="P8"><text:s text:c="12"/>return view(request, *args, **kwargs)</text:p>
                    <text:p text:style-name="P7">… </text:p>
                  </text:list-item>
                </text:list>
              </text:list-item>
            </text:list>
          </text:section>
          <text:list xml:id="list210312510978165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contrib/admin/options.py</text:span> in <text:span text:style-name="Source_20_Text">add_view</text:span> </text:p>
            </text:list-item>
          </text:list>
          <text:section text:style-name="Sect1" text:name="c140117764861896">
            <text:list xml:id="list210311808789923" text:continue-list="list210312510978165" text:style-name="L1">
              <text:list-item>
                <text:list>
                  <text:list-item text:start-value="1638">
                    <text:p text:style-name="P8"><text:s text:c="8"/>return self.changeform_view(request, None, form_url, extra_context)</text:p>
                    <text:p text:style-name="P7">… </text:p>
                  </text:list-item>
                </text:list>
              </text:list-item>
            </text:list>
          </text:section>
          <text:list xml:id="list210311524260119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utils/decorators.py</text:span> in <text:span text:style-name="Source_20_Text">_wrapper</text:span> </text:p>
            </text:list-item>
          </text:list>
          <text:section text:style-name="Sect1" text:name="c140117764859592">
            <text:list xml:id="list210312324168404" text:continue-list="list210311524260119" text:style-name="L1">
              <text:list-item>
                <text:list>
                  <text:list-item text:start-value="43">
                    <text:p text:style-name="P8"><text:s text:c="8"/>return bound_method(*args, **kwargs)</text:p>
                    <text:p text:style-name="P7">… </text:p>
                  </text:list-item>
                </text:list>
              </text:list-item>
            </text:list>
          </text:section>
          <text:list xml:id="list210312198933887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utils/decorators.py</text:span> in <text:span text:style-name="Source_20_Text">_wrapped_view</text:span> </text:p>
            </text:list-item>
          </text:list>
          <text:section text:style-name="Sect1" text:name="c140117764859528">
            <text:list xml:id="list210311244648992" text:continue-list="list210312198933887" text:style-name="L1">
              <text:list-item>
                <text:list>
                  <text:list-item text:start-value="130">
                    <text:p text:style-name="P8"><text:s text:c="20"/>response = view_func(request, *args, **kwargs)</text:p>
                    <text:p text:style-name="P7">… </text:p>
                  </text:list-item>
                </text:list>
              </text:list-item>
            </text:list>
          </text:section>
          <text:list xml:id="list210311101569466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contrib/admin/options.py</text:span> in <text:span text:style-name="Source_20_Text">changeform_view</text:span> </text:p>
            </text:list-item>
          </text:list>
          <text:section text:style-name="Sect1" text:name="c140117764859272">
            <text:list xml:id="list210312379939048" text:continue-list="list210311101569466" text:style-name="L1">
              <text:list-item>
                <text:list>
                  <text:list-item text:start-value="1522">
                    <text:p text:style-name="P8"><text:s text:c="12"/>return self._changeform_view(request, object_id, form_url, extra_context)</text:p>
                    <text:p text:style-name="P7">… </text:p>
                  </text:list-item>
                </text:list>
              </text:list-item>
            </text:list>
          </text:section>
          <text:list xml:id="list210311254898517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contrib/admin/options.py</text:span> in <text:span text:style-name="Source_20_Text">_changeform_view</text:span> </text:p>
            </text:list-item>
          </text:list>
          <text:section text:style-name="Sect1" text:name="c140117764859016">
            <text:list xml:id="list210311860678992" text:continue-list="list210311254898517" text:style-name="L1">
              <text:list-item>
                <text:list>
                  <text:list-item text:start-value="1565">
                    <text:p text:style-name="P8"><text:s text:c="16"/>self.save_model(request, new_object, form, not add)</text:p>
                    <text:p text:style-name="P7"><text:soft-page-break/>… </text:p>
                  </text:list-item>
                </text:list>
              </text:list-item>
            </text:list>
          </text:section>
          <text:list xml:id="list210312154334005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contrib/admin/options.py</text:span> in <text:span text:style-name="Source_20_Text">save_model</text:span> </text:p>
            </text:list-item>
          </text:list>
          <text:section text:style-name="Sect1" text:name="c140117764858952">
            <text:list xml:id="list210310558752872" text:continue-list="list210312154334005" text:style-name="L1">
              <text:list-item>
                <text:list>
                  <text:list-item text:start-value="1081">
                    <text:p text:style-name="P8"><text:s text:c="8"/>obj.save()</text:p>
                    <text:p text:style-name="P7">… </text:p>
                  </text:list-item>
                </text:list>
              </text:list-item>
            </text:list>
          </text:section>
          <text:list xml:id="list210312483412817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db/models/base.py</text:span> in <text:span text:style-name="Source_20_Text">save</text:span> </text:p>
            </text:list-item>
          </text:list>
          <text:section text:style-name="Sect1" text:name="c140117764858696">
            <text:list xml:id="list210311973606286" text:continue-list="list210312483412817" text:style-name="L1">
              <text:list-item>
                <text:list>
                  <text:list-item text:start-value="746">
                    <text:p text:style-name="P8"><text:s text:c="23"/>force_update=force_update, update_fields=update_fields)</text:p>
                    <text:p text:style-name="P7">… </text:p>
                  </text:list-item>
                </text:list>
              </text:list-item>
            </text:list>
          </text:section>
          <text:list xml:id="list210312106672981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db/models/base.py</text:span> in <text:span text:style-name="Source_20_Text">save_base</text:span> </text:p>
            </text:list-item>
          </text:list>
          <text:section text:style-name="Sect1" text:name="c140117764859976">
            <text:list xml:id="list210311855094117" text:continue-list="list210312106672981" text:style-name="L1">
              <text:list-item>
                <text:list>
                  <text:list-item text:start-value="784">
                    <text:p text:style-name="P8"><text:s text:c="16"/>force_update, using, update_fields,</text:p>
                    <text:p text:style-name="P7">… </text:p>
                  </text:list-item>
                </text:list>
              </text:list-item>
            </text:list>
          </text:section>
          <text:list xml:id="list210311661063466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db/models/base.py</text:span> in <text:span text:style-name="Source_20_Text">_save_table</text:span> </text:p>
            </text:list-item>
          </text:list>
          <text:section text:style-name="Sect1" text:name="c140117764859912">
            <text:list xml:id="list210312575869137" text:continue-list="list210311661063466" text:style-name="L1">
              <text:list-item>
                <text:list>
                  <text:list-item text:start-value="887">
                    <text:p text:style-name="P8"><text:s text:c="12"/>results = self._do_insert(cls._base_manager, using, fields, returning_fields, raw)</text:p>
                    <text:p text:style-name="P7">… </text:p>
                  </text:list-item>
                </text:list>
              </text:list-item>
            </text:list>
          </text:section>
          <text:list xml:id="list210310731952709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db/models/base.py</text:span> in <text:span text:style-name="Source_20_Text">_do_insert</text:span> </text:p>
            </text:list-item>
          </text:list>
          <text:section text:style-name="Sect1" text:name="c140117764859656">
            <text:list xml:id="list210310699223490" text:continue-list="list210310731952709" text:style-name="L1">
              <text:list-item>
                <text:list>
                  <text:list-item text:start-value="926">
                    <text:p text:style-name="P8"><text:s text:c="12"/>using=using, raw=raw,</text:p>
                    <text:p text:style-name="P7">… </text:p>
                  </text:list-item>
                </text:list>
              </text:list-item>
            </text:list>
          </text:section>
          <text:list xml:id="list210311237783142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db/models/manager.py</text:span> in <text:span text:style-name="Source_20_Text">manager_method</text:span> </text:p>
            </text:list-item>
          </text:list>
          <text:section text:style-name="Sect1" text:name="c140117764861192">
            <text:list xml:id="list210311829300592" text:continue-list="list210311237783142" text:style-name="L1">
              <text:list-item>
                <text:list>
                  <text:list-item text:start-value="82">
                    <text:p text:style-name="P8"><text:s text:c="16"/>return getattr(self.get_queryset(), name)(*args, **kwargs)</text:p>
                    <text:p text:style-name="P7">… </text:p>
                  </text:list-item>
                </text:list>
              </text:list-item>
            </text:list>
          </text:section>
          <text:list xml:id="list210310825317448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db/models/query.py</text:span> in <text:span text:style-name="Source_20_Text">_insert</text:span> </text:p>
            </text:list-item>
          </text:list>
          <text:section text:style-name="Sect1" text:name="c140117764861448">
            <text:list xml:id="list210311299980914" text:continue-list="list210310825317448" text:style-name="L1">
              <text:list-item>
                <text:list>
                  <text:list-item text:start-value="1204">
                    <text:p text:style-name="P8"><text:soft-page-break/><text:s text:c="8"/>return query.get_compiler(using=using).execute_sql(returning_fields)</text:p>
                    <text:p text:style-name="P7">… </text:p>
                  </text:list-item>
                </text:list>
              </text:list-item>
            </text:list>
          </text:section>
          <text:list xml:id="list210311580684655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db/models/sql/compiler.py</text:span> in <text:span text:style-name="Source_20_Text">execute_sql</text:span> </text:p>
            </text:list-item>
          </text:list>
          <text:section text:style-name="Sect1" text:name="c140117764861512">
            <text:list xml:id="list210311260611767" text:continue-list="list210311580684655" text:style-name="L1">
              <text:list-item>
                <text:list>
                  <text:list-item text:start-value="1392">
                    <text:p text:style-name="P8"><text:s text:c="16"/>cursor.execute(sql, params)</text:p>
                    <text:p text:style-name="P7">… </text:p>
                  </text:list-item>
                </text:list>
              </text:list-item>
            </text:list>
          </text:section>
          <text:list xml:id="list210311997571510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db/backends/utils.py</text:span> in <text:span text:style-name="Source_20_Text">execute</text:span> </text:p>
            </text:list-item>
          </text:list>
          <text:section text:style-name="Sect1" text:name="c140117764858440">
            <text:list xml:id="list210312070033420" text:continue-list="list210311997571510" text:style-name="L1">
              <text:list-item>
                <text:list>
                  <text:list-item text:start-value="100">
                    <text:p text:style-name="P8"><text:s text:c="12"/>return super().execute(sql, params)</text:p>
                    <text:p text:style-name="P7">… </text:p>
                  </text:list-item>
                </text:list>
              </text:list-item>
            </text:list>
          </text:section>
          <text:list xml:id="list210312316508132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db/backends/utils.py</text:span> in <text:span text:style-name="Source_20_Text">execute</text:span> </text:p>
            </text:list-item>
          </text:list>
          <text:section text:style-name="Sect1" text:name="c140117764858376">
            <text:list xml:id="list210311933608634" text:continue-list="list210312316508132" text:style-name="L1">
              <text:list-item>
                <text:list>
                  <text:list-item text:start-value="68">
                    <text:p text:style-name="P8"><text:s text:c="8"/>return self._execute_with_wrappers(sql, params, many=False, executor=self._execute)</text:p>
                    <text:p text:style-name="P7">… </text:p>
                  </text:list-item>
                </text:list>
              </text:list-item>
            </text:list>
          </text:section>
          <text:list xml:id="list210311476296905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db/backends/utils.py</text:span> in <text:span text:style-name="Source_20_Text">_execute_with_wrappers</text:span> </text:p>
            </text:list-item>
          </text:list>
          <text:section text:style-name="Sect1" text:name="c140117764858120">
            <text:list xml:id="list210311358163478" text:continue-list="list210311476296905" text:style-name="L1">
              <text:list-item>
                <text:list>
                  <text:list-item text:start-value="77">
                    <text:p text:style-name="P8"><text:s text:c="8"/>return executor(sql, params, many, context)</text:p>
                    <text:p text:style-name="P7">… </text:p>
                  </text:list-item>
                </text:list>
              </text:list-item>
            </text:list>
          </text:section>
          <text:list xml:id="list210311672140386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db/backends/utils.py</text:span> in <text:span text:style-name="Source_20_Text">_execute</text:span> </text:p>
            </text:list-item>
          </text:list>
          <text:section text:style-name="Sect1" text:name="c140117764860744">
            <text:list xml:id="list210310805151931" text:continue-list="list210311672140386" text:style-name="L1">
              <text:list-item>
                <text:list>
                  <text:list-item text:start-value="86">
                    <text:p text:style-name="P8"><text:s text:c="16"/>return self.cursor.execute(sql, params)</text:p>
                    <text:p text:style-name="P7">… </text:p>
                  </text:list-item>
                </text:list>
              </text:list-item>
            </text:list>
          </text:section>
          <text:list xml:id="list210312728525172" text:continue-numbering="true" text:style-name="L1">
            <text:list-header>
              <text:p text:style-name="P7"><text:a xlink:type="simple" xlink:href="http://berkhout.ddns.net:8000/admin/contacts/evenement/add/#" text:style-name="Internet_20_link" text:visited-style-name="Visited_20_Internet_20_Link">▶ Local vars</text:a> </text:p>
            </text:list-header>
            <text:list-item>
              <text:p text:style-name="P6"><text:span text:style-name="Source_20_Text">/usr/local/lib/python3.6/dist-packages/django/db/backends/mysql/base.py</text:span> in <text:span text:style-name="Source_20_Text">execute</text:span> </text:p>
            </text:list-item>
          </text:list>
          <text:section text:style-name="Sect1" text:name="c140117764860680">
            <text:list xml:id="list210312339149132" text:continue-list="list210312728525172" text:style-name="L1">
              <text:list-item>
                <text:list>
                  <text:list-item text:start-value="79">
                    <text:p text:style-name="P8"><text:s text:c="16"/>raise utils.IntegrityError(*tuple(e.args))</text:p>
                    <text:p text:style-name="P7">… </text:p>
                  </text:list-item>
                </text:list>
              </text:list-item>
            </text:list>
          </text:section>
          <text:list xml:id="list210311305421622" text:continue-numbering="true" text:style-name="L1">
            <text:list-header>
              <text:p text:style-name="P6"><text:a xlink:type="simple" xlink:href="http://berkhout.ddns.net:8000/admin/contacts/evenement/add/#" text:style-name="Internet_20_link" text:visited-style-name="Visited_20_Internet_20_Link">▶ Local vars</text:a> </text:p>
            </text:list-header>
          </text:list>
        </text:section>
      </text:section>
      <text:section text:style-name="Sect1" text:name="requestinfo">
        <text:h text:style-name="Heading_20_2" text:outline-level="2"><text:soft-page-break/>Request information</text:h>
        <text:h text:style-name="Heading_20_3" text:outline-level="3"><text:bookmark text:name="user-info"/>USER</text:h>
        <text:p text:style-name="Text_20_body">Franklin</text:p>
        <text:h text:style-name="Heading_20_3" text:outline-level="3"><text:bookmark text:name="get-info"/>GET</text:h>
        <text:p text:style-name="Text_20_body">No GET data</text:p>
        <text:h text:style-name="Heading_20_3" text:outline-level="3"><text:bookmark text:name="post-info"/>POST</text:h>
        <table:table table:name="Tabel2" table:style-name="Tabel2">
          <table:table-column table:style-name="Tabel2.A"/>
          <table:table-column table:style-name="Tabel2.B"/>
          <table:table-header-rows>
            <table:table-row>
              <table:table-cell table:style-name="Tabel2.A1" office:value-type="string">
                <text:p text:style-name="Table_20_Heading">Variable</text:p>
              </table:table-cell>
              <table:table-cell table:style-name="Tabel2.A1" office:value-type="string">
                <text:p text:style-name="Table_20_Heading">Value</text:p>
              </table:table-cell>
            </table:table-row>
          </table:table-header-rows>
          <table:table-row>
            <table:table-cell table:style-name="Tabel2.A1" office:value-type="string">
              <text:p text:style-name="Table_20_Contents">csrfmiddlewaretoken</text:p>
            </table:table-cell>
            <table:table-cell table:style-name="Tabel2.A1" office:value-type="string">
              <text:p text:style-name="P4">'YAALgUOK8dFyr0cdZsGV5dpIxJ4FaD2JEfPaIbz2T9gw5RLwONSCEP2Jlkkdr3FZ'</text:p>
            </table:table-cell>
          </table:table-row>
          <table:table-row>
            <table:table-cell table:style-name="Tabel2.A1" office:value-type="string">
              <text:p text:style-name="Table_20_Contents">naam</text:p>
            </table:table-cell>
            <table:table-cell table:style-name="Tabel2.A1" office:value-type="string">
              <text:p text:style-name="P4">'Kumpulan Nationaal Indische Dag'</text:p>
            </table:table-cell>
          </table:table-row>
          <table:table-row>
            <table:table-cell table:style-name="Tabel2.A1" office:value-type="string">
              <text:p text:style-name="Table_20_Contents">datum_0</text:p>
            </table:table-cell>
            <table:table-cell table:style-name="Tabel2.A1" office:value-type="string">
              <text:p text:style-name="P4">'2020-08-22'</text:p>
            </table:table-cell>
          </table:table-row>
          <table:table-row>
            <table:table-cell table:style-name="Tabel2.A1" office:value-type="string">
              <text:p text:style-name="Table_20_Contents">datum_1</text:p>
            </table:table-cell>
            <table:table-cell table:style-name="Tabel2.A1" office:value-type="string">
              <text:p text:style-name="P4">'20:34:24'</text:p>
            </table:table-cell>
          </table:table-row>
          <table:table-row>
            <table:table-cell table:style-name="Tabel2.A1" office:value-type="string">
              <text:p text:style-name="Table_20_Contents">initial-datum_0</text:p>
            </table:table-cell>
            <table:table-cell table:style-name="Tabel2.A1" office:value-type="string">
              <text:p text:style-name="P4">'2020-08-22'</text:p>
            </table:table-cell>
          </table:table-row>
          <table:table-row>
            <table:table-cell table:style-name="Tabel2.A1" office:value-type="string">
              <text:p text:style-name="Table_20_Contents">initial-datum_1</text:p>
            </table:table-cell>
            <table:table-cell table:style-name="Tabel2.A1" office:value-type="string">
              <text:p text:style-name="P4">'20:34:24'</text:p>
            </table:table-cell>
          </table:table-row>
          <table:table-row>
            <table:table-cell table:style-name="Tabel2.A1" office:value-type="string">
              <text:p text:style-name="Table_20_Contents">aanvang</text:p>
            </table:table-cell>
            <table:table-cell table:style-name="Tabel2.A1" office:value-type="string">
              <text:p text:style-name="P4">'14:30:00'</text:p>
            </table:table-cell>
          </table:table-row>
          <table:table-row>
            <table:table-cell table:style-name="Tabel2.A1" office:value-type="string">
              <text:p text:style-name="Table_20_Contents">einde</text:p>
            </table:table-cell>
            <table:table-cell table:style-name="Tabel2.A1" office:value-type="string">
              <text:p text:style-name="P4">'18:00:00'</text:p>
            </table:table-cell>
          </table:table-row>
          <table:table-row>
            <table:table-cell table:style-name="Tabel2.A1" office:value-type="string">
              <text:p text:style-name="Table_20_Contents">zaal_open</text:p>
            </table:table-cell>
            <table:table-cell table:style-name="Tabel2.A1" office:value-type="string">
              <text:p text:style-name="P4">'14:00:00'</text:p>
            </table:table-cell>
          </table:table-row>
          <table:table-row>
            <table:table-cell table:style-name="Tabel2.A1" office:value-type="string">
              <text:p text:style-name="Table_20_Contents">locatie</text:p>
            </table:table-cell>
            <table:table-cell table:style-name="Tabel2.A1" office:value-type="string">
              <text:p text:style-name="P4">'3'</text:p>
            </table:table-cell>
          </table:table-row>
          <table:table-row>
            <table:table-cell table:style-name="Tabel2.A1" office:value-type="string">
              <text:p text:style-name="Table_20_Contents">band</text:p>
            </table:table-cell>
            <table:table-cell table:style-name="Tabel2.A1" office:value-type="string">
              <text:p text:style-name="P4">'6'</text:p>
            </table:table-cell>
          </table:table-row>
          <table:table-row>
            <table:table-cell table:style-name="Tabel2.A1" office:value-type="string">
              <text:p text:style-name="Table_20_Contents">gage</text:p>
            </table:table-cell>
            <table:table-cell table:style-name="Tabel2.A1" office:value-type="string">
              <text:p text:style-name="P4">'650'</text:p>
            </table:table-cell>
          </table:table-row>
          <table:table-row>
            <table:table-cell table:style-name="Tabel2.A1" office:value-type="string">
              <text:p text:style-name="Table_20_Contents">betaling</text:p>
            </table:table-cell>
            <table:table-cell table:style-name="Tabel2.A1" office:value-type="string">
              <text:p text:style-name="P4">'0'</text:p>
            </table:table-cell>
          </table:table-row>
          <table:table-row>
            <table:table-cell table:style-name="Tabel2.A1" office:value-type="string">
              <text:p text:style-name="Table_20_Contents">soort_overeenkomst</text:p>
            </table:table-cell>
            <table:table-cell table:style-name="Tabel2.A1" office:value-type="string">
              <text:p text:style-name="P4">'Gage verklaring'</text:p>
            </table:table-cell>
          </table:table-row>
          <table:table-row>
            <table:table-cell table:style-name="Tabel2.A1" office:value-type="string">
              <text:p text:style-name="Table_20_Contents">thema</text:p>
            </table:table-cell>
            <table:table-cell table:style-name="Tabel2.A1" office:value-type="string">
              <text:p text:style-name="P4">'Einde 2de wereld oorlog'</text:p>
            </table:table-cell>
          </table:table-row>
          <table:table-row>
            <table:table-cell table:style-name="Tabel2.A1" office:value-type="string">
              <text:p text:style-name="Table_20_Contents">entree_prijs</text:p>
            </table:table-cell>
            <table:table-cell table:style-name="Tabel2.A1" office:value-type="string">
              <text:p text:style-name="P4">'17'</text:p>
            </table:table-cell>
          </table:table-row>
          <table:table-row>
            <table:table-cell table:style-name="Tabel2.A1" office:value-type="string">
              <text:p text:style-name="Table_20_Contents">voorverkoop_prijs</text:p>
            </table:table-cell>
            <table:table-cell table:style-name="Tabel2.A1" office:value-type="string">
              <text:p text:style-name="P4">'14.98'</text:p>
            </table:table-cell>
          </table:table-row>
          <table:table-row>
            <table:table-cell table:style-name="Tabel2.A1" office:value-type="string">
              <text:p text:style-name="Table_20_Contents">beheerder</text:p>
            </table:table-cell>
            <table:table-cell table:style-name="Tabel2.A1" office:value-type="string">
              <text:p text:style-name="P4">'9'</text:p>
            </table:table-cell>
          </table:table-row>
          <table:table-row>
            <table:table-cell table:style-name="Tabel2.A1" office:value-type="string">
              <text:p text:style-name="Table_20_Contents">zitplaatsen</text:p>
            </table:table-cell>
            <table:table-cell table:style-name="Tabel2.A1" office:value-type="string">
              <text:p text:style-name="P4">'119'</text:p>
            </table:table-cell>
          </table:table-row>
          <text:soft-page-break/>
          <table:table-row>
            <table:table-cell table:style-name="Tabel2.A1" office:value-type="string">
              <text:p text:style-name="Table_20_Contents">vergunning_aaangevraagd</text:p>
            </table:table-cell>
            <table:table-cell table:style-name="Tabel2.A1" office:value-type="string">
              <text:p text:style-name="P4">'on'</text:p>
            </table:table-cell>
          </table:table-row>
          <table:table-row>
            <table:table-cell table:style-name="Tabel2.A1" office:value-type="string">
              <text:p text:style-name="Table_20_Contents">vergunning_datum</text:p>
            </table:table-cell>
            <table:table-cell table:style-name="Tabel2.A1" office:value-type="string">
              <text:p text:style-name="P4">''</text:p>
            </table:table-cell>
          </table:table-row>
          <table:table-row>
            <table:table-cell table:style-name="Tabel2.A1" office:value-type="string">
              <text:p text:style-name="Table_20_Contents">volt440</text:p>
            </table:table-cell>
            <table:table-cell table:style-name="Tabel2.A1" office:value-type="string">
              <text:p text:style-name="P4">'on'</text:p>
            </table:table-cell>
          </table:table-row>
          <table:table-row>
            <table:table-cell table:style-name="Tabel2.A1" office:value-type="string">
              <text:p text:style-name="Table_20_Contents">hulp_nodig</text:p>
            </table:table-cell>
            <table:table-cell table:style-name="Tabel2.A1" office:value-type="string">
              <text:p text:style-name="P4">'on'</text:p>
            </table:table-cell>
          </table:table-row>
          <table:table-row>
            <table:table-cell table:style-name="Tabel2.A1" office:value-type="string">
              <text:p text:style-name="Table_20_Contents">huur</text:p>
            </table:table-cell>
            <table:table-cell table:style-name="Tabel2.A1" office:value-type="string">
              <text:p text:style-name="P4">'0'</text:p>
            </table:table-cell>
          </table:table-row>
          <table:table-row>
            <table:table-cell table:style-name="Tabel2.A1" office:value-type="string">
              <text:p text:style-name="Table_20_Contents">aantal_autos</text:p>
            </table:table-cell>
            <table:table-cell table:style-name="Tabel2.A1" office:value-type="string">
              <text:p text:style-name="P4">'0'</text:p>
            </table:table-cell>
          </table:table-row>
          <table:table-row>
            <table:table-cell table:style-name="Tabel2.A1" office:value-type="string">
              <text:p text:style-name="Table_20_Contents">memo</text:p>
            </table:table-cell>
            <table:table-cell table:style-name="Tabel2.A1" office:value-type="string">
              <text:p text:style-name="P4">''</text:p>
            </table:table-cell>
          </table:table-row>
          <table:table-row>
            <table:table-cell table:style-name="Tabel2.A1" office:value-type="string">
              <text:p text:style-name="Table_20_Contents">datum_inserted_0</text:p>
            </table:table-cell>
            <table:table-cell table:style-name="Tabel2.A1" office:value-type="string">
              <text:p text:style-name="P4">'2020-08-22'</text:p>
            </table:table-cell>
          </table:table-row>
          <table:table-row>
            <table:table-cell table:style-name="Tabel2.A1" office:value-type="string">
              <text:p text:style-name="Table_20_Contents">datum_inserted_1</text:p>
            </table:table-cell>
            <table:table-cell table:style-name="Tabel2.A1" office:value-type="string">
              <text:p text:style-name="P4">'20:16:31'</text:p>
            </table:table-cell>
          </table:table-row>
          <table:table-row>
            <table:table-cell table:style-name="Tabel2.A1" office:value-type="string">
              <text:p text:style-name="Table_20_Contents">initial-datum_inserted_0</text:p>
            </table:table-cell>
            <table:table-cell table:style-name="Tabel2.A1" office:value-type="string">
              <text:p text:style-name="P4">'2020-08-22'</text:p>
            </table:table-cell>
          </table:table-row>
          <table:table-row>
            <table:table-cell table:style-name="Tabel2.A1" office:value-type="string">
              <text:p text:style-name="Table_20_Contents">initial-datum_inserted_1</text:p>
            </table:table-cell>
            <table:table-cell table:style-name="Tabel2.A1" office:value-type="string">
              <text:p text:style-name="P4">'20:16:31'</text:p>
            </table:table-cell>
          </table:table-row>
          <table:table-row>
            <table:table-cell table:style-name="Tabel2.A1" office:value-type="string">
              <text:p text:style-name="Table_20_Contents">datum_updated_0</text:p>
            </table:table-cell>
            <table:table-cell table:style-name="Tabel2.A1" office:value-type="string">
              <text:p text:style-name="P4">'2020-08-22'</text:p>
            </table:table-cell>
          </table:table-row>
          <table:table-row>
            <table:table-cell table:style-name="Tabel2.A1" office:value-type="string">
              <text:p text:style-name="Table_20_Contents">datum_updated_1</text:p>
            </table:table-cell>
            <table:table-cell table:style-name="Tabel2.A1" office:value-type="string">
              <text:p text:style-name="P4">'20:16:31'</text:p>
            </table:table-cell>
          </table:table-row>
          <table:table-row>
            <table:table-cell table:style-name="Tabel2.A1" office:value-type="string">
              <text:p text:style-name="Table_20_Contents">initial-datum_updated_0</text:p>
            </table:table-cell>
            <table:table-cell table:style-name="Tabel2.A1" office:value-type="string">
              <text:p text:style-name="P4">'2020-08-22'</text:p>
            </table:table-cell>
          </table:table-row>
          <table:table-row>
            <table:table-cell table:style-name="Tabel2.A1" office:value-type="string">
              <text:p text:style-name="Table_20_Contents">initial-datum_updated_1</text:p>
            </table:table-cell>
            <table:table-cell table:style-name="Tabel2.A1" office:value-type="string">
              <text:p text:style-name="P4">'20:16:31'</text:p>
            </table:table-cell>
          </table:table-row>
          <table:table-row>
            <table:table-cell table:style-name="Tabel2.A1" office:value-type="string">
              <text:p text:style-name="Table_20_Contents">_continue</text:p>
            </table:table-cell>
            <table:table-cell table:style-name="Tabel2.A1" office:value-type="string">
              <text:p text:style-name="P4">'Save and continue editing'</text:p>
            </table:table-cell>
          </table:table-row>
        </table:table>
        <text:h text:style-name="Heading_20_3" text:outline-level="3"><text:bookmark text:name="files-info"/>FILES</text:h>
        <text:p text:style-name="Text_20_body">No FILES data</text:p>
        <text:h text:style-name="Heading_20_3" text:outline-level="3"><text:bookmark text:name="cookie-info"/>COOKIES</text:h>
        <table:table table:name="Tabel3" table:style-name="Tabel3">
          <table:table-column table:style-name="Tabel3.A"/>
          <table:table-column table:style-name="Tabel3.B"/>
          <table:table-header-rows>
            <table:table-row>
              <table:table-cell table:style-name="Tabel3.A1" office:value-type="string">
                <text:p text:style-name="Table_20_Heading">Variable</text:p>
              </table:table-cell>
              <table:table-cell table:style-name="Tabel3.A1" office:value-type="string">
                <text:p text:style-name="Table_20_Heading">Value</text:p>
              </table:table-cell>
            </table:table-row>
          </table:table-header-rows>
          <table:table-row>
            <table:table-cell table:style-name="Tabel3.A1" office:value-type="string">
              <text:p text:style-name="Table_20_Contents">csrftoken</text:p>
            </table:table-cell>
            <table:table-cell table:style-name="Tabel3.A1" office:value-type="string">
              <text:p text:style-name="P4">'gN5L1W0ICJD4tq3Uf2Am9wMuFSkEEN5tWskatdL0nFe27hCd4nM3I8pvttAcVdIJ'</text:p>
            </table:table-cell>
          </table:table-row>
          <table:table-row>
            <table:table-cell table:style-name="Tabel3.A1" office:value-type="string">
              <text:p text:style-name="Table_20_Contents">sessionid</text:p>
            </table:table-cell>
            <table:table-cell table:style-name="Tabel3.A1" office:value-type="string">
              <text:p text:style-name="P4">'25y04uhrzkh6avuf9nnu5xqb74c5mups'</text:p>
            </table:table-cell>
          </table:table-row>
        </table:table>
        <text:h text:style-name="Heading_20_3" text:outline-level="3"><text:bookmark text:name="meta-info"/>META</text:h>
        <table:table table:name="Tabel4" table:style-name="Tabel4">
          <table:table-column table:style-name="Tabel4.A"/>
          <table:table-column table:style-name="Tabel4.B"/>
          <table:table-header-rows>
            <table:table-row>
              <table:table-cell table:style-name="Tabel4.A1" office:value-type="string">
                <text:p text:style-name="Table_20_Heading">Variable</text:p>
              </table:table-cell>
              <table:table-cell table:style-name="Tabel4.A1" office:value-type="string">
                <text:p text:style-name="Table_20_Heading">Value</text:p>
              </table:table-cell>
            </table:table-row>
          </table:table-header-rows>
          <table:table-row>
            <table:table-cell table:style-name="Tabel4.A1" office:value-type="string">
              <text:p text:style-name="Table_20_Contents">CONTENT_<text:soft-page-break/>LENGTH</text:p>
            </table:table-cell>
            <table:table-cell table:style-name="Tabel4.A1" office:value-type="string">
              <text:p text:style-name="P4">'844'</text:p>
            </table:table-cell>
          </table:table-row>
          <table:table-row>
            <table:table-cell table:style-name="Tabel4.A1" office:value-type="string">
              <text:p text:style-name="Table_20_Contents">CONTENT_TYPE</text:p>
            </table:table-cell>
            <table:table-cell table:style-name="Tabel4.A1" office:value-type="string">
              <text:p text:style-name="P4">'application/x-www-form-urlencoded'</text:p>
            </table:table-cell>
          </table:table-row>
          <table:table-row>
            <table:table-cell table:style-name="Tabel4.A1" office:value-type="string">
              <text:p text:style-name="Table_20_Contents">CSRF_COOKIE</text:p>
            </table:table-cell>
            <table:table-cell table:style-name="Tabel4.A1" office:value-type="string">
              <text:p text:style-name="P4">'gN5L1W0ICJD4tq3Uf2Am9wMuFSkEEN5tWskatdL0nFe27hCd4nM3I8pvttAcVdIJ'</text:p>
            </table:table-cell>
          </table:table-row>
          <table:table-row>
            <table:table-cell table:style-name="Tabel4.A1" office:value-type="string">
              <text:p text:style-name="Table_20_Contents">DERBY_HOME</text:p>
            </table:table-cell>
            <table:table-cell table:style-name="Tabel4.A1" office:value-type="string">
              <text:p text:style-name="P4">'/usr/lib/jvm/java-8-oracle/db'</text:p>
            </table:table-cell>
          </table:table-row>
          <table:table-row>
            <table:table-cell table:style-name="Tabel4.A1" office:value-type="string">
              <text:p text:style-name="Table_20_Contents">DJANGO_SETTINGS_MODULE</text:p>
            </table:table-cell>
            <table:table-cell table:style-name="Tabel4.A1" office:value-type="string">
              <text:p text:style-name="P4">'vitanova.settings'</text:p>
            </table:table-cell>
          </table:table-row>
          <table:table-row>
            <table:table-cell table:style-name="Tabel4.A1" office:value-type="string">
              <text:p text:style-name="Table_20_Contents">GATEWAY_INTERFACE</text:p>
            </table:table-cell>
            <table:table-cell table:style-name="Tabel4.A1" office:value-type="string">
              <text:p text:style-name="P4">'CGI/1.1'</text:p>
            </table:table-cell>
          </table:table-row>
          <table:table-row>
            <table:table-cell table:style-name="Tabel4.A1" office:value-type="string">
              <text:p text:style-name="Table_20_Contents">HOME</text:p>
            </table:table-cell>
            <table:table-cell table:style-name="Tabel4.A1" office:value-type="string">
              <text:p text:style-name="P4">'/home/jan'</text:p>
            </table:table-cell>
          </table:table-row>
          <table:table-row>
            <table:table-cell table:style-name="Tabel4.A1" office:value-type="string">
              <text:p text:style-name="Table_20_Contents">HTTP_ACCEPT</text:p>
            </table:table-cell>
            <table:table-cell table:style-name="Tabel4.A1" office:value-type="string">
              <text:p text:style-name="P4">'text/html,application/xhtml+xml,application/xml;q=0.9,image/webp,*/*;q=0.8'</text:p>
            </table:table-cell>
          </table:table-row>
          <table:table-row>
            <table:table-cell table:style-name="Tabel4.A1" office:value-type="string">
              <text:p text:style-name="Table_20_Contents">HTTP_ACCEPT_ENCODING</text:p>
            </table:table-cell>
            <table:table-cell table:style-name="Tabel4.A1" office:value-type="string">
              <text:p text:style-name="P4">'gzip, deflate'</text:p>
            </table:table-cell>
          </table:table-row>
          <table:table-row>
            <table:table-cell table:style-name="Tabel4.A1" office:value-type="string">
              <text:p text:style-name="Table_20_Contents">HTTP_ACCEPT_LANGUAGE</text:p>
            </table:table-cell>
            <table:table-cell table:style-name="Tabel4.A1" office:value-type="string">
              <text:p text:style-name="P4">'nl,en-US;q=0.7,en;q=0.3'</text:p>
            </table:table-cell>
          </table:table-row>
          <table:table-row>
            <table:table-cell table:style-name="Tabel4.A1" office:value-type="string">
              <text:p text:style-name="Table_20_Contents">HTTP_CONNECTION</text:p>
            </table:table-cell>
            <table:table-cell table:style-name="Tabel4.A1" office:value-type="string">
              <text:p text:style-name="P4">'keep-alive'</text:p>
            </table:table-cell>
          </table:table-row>
          <table:table-row>
            <table:table-cell table:style-name="Tabel4.A1" office:value-type="string">
              <text:p text:style-name="Table_20_Contents">HTTP_COOKIE</text:p>
            </table:table-cell>
            <table:table-cell table:style-name="Tabel4.A1" office:value-type="string">
              <text:p text:style-name="Preformatted_20_Text">('csrftoken=gN5L1W0ICJD4tq3Uf2Am9wMuFSkEEN5tWskatdL0nFe27hCd4nM3I8pvttAcVdIJ; '</text:p>
              <text:p text:style-name="P4"><text:s/>'sessionid=25y04uhrzkh6avuf9nnu5xqb74c5mups')</text:p>
            </table:table-cell>
          </table:table-row>
          <table:table-row>
            <table:table-cell table:style-name="Tabel4.A1" office:value-type="string">
              <text:p text:style-name="Table_20_Contents">HTTP_HOS<text:soft-page-break/>T</text:p>
            </table:table-cell>
            <table:table-cell table:style-name="Tabel4.A1" office:value-type="string">
              <text:p text:style-name="P4">'berkhout.ddns.net:8000'</text:p>
            </table:table-cell>
          </table:table-row>
          <table:table-row>
            <table:table-cell table:style-name="Tabel4.A1" office:value-type="string">
              <text:p text:style-name="Table_20_Contents">HTTP_ORIGIN</text:p>
            </table:table-cell>
            <table:table-cell table:style-name="Tabel4.A1" office:value-type="string">
              <text:p text:style-name="P4">'http://berkhout.ddns.net:8000'</text:p>
            </table:table-cell>
          </table:table-row>
          <table:table-row>
            <table:table-cell table:style-name="Tabel4.A1" office:value-type="string">
              <text:p text:style-name="Table_20_Contents">HTTP_REFERER</text:p>
            </table:table-cell>
            <table:table-cell table:style-name="Tabel4.A1" office:value-type="string">
              <text:p text:style-name="P4">'http://berkhout.ddns.net:8000/admin/contacts/evenement/add/'</text:p>
            </table:table-cell>
          </table:table-row>
          <table:table-row>
            <table:table-cell table:style-name="Tabel4.A1" office:value-type="string">
              <text:p text:style-name="Table_20_Contents">HTTP_UPGRADE_INSECURE_REQUESTS</text:p>
            </table:table-cell>
            <table:table-cell table:style-name="Tabel4.A1" office:value-type="string">
              <text:p text:style-name="P4">'1'</text:p>
            </table:table-cell>
          </table:table-row>
          <table:table-row>
            <table:table-cell table:style-name="Tabel4.A1" office:value-type="string">
              <text:p text:style-name="Table_20_Contents">HTTP_USER_AGENT</text:p>
            </table:table-cell>
            <table:table-cell table:style-name="Tabel4.A1" office:value-type="string">
              <text:p text:style-name="P4">'Mozilla/5.0 (X11; Ubuntu; Linux i686; rv:78.0) Gecko/20100101 Firefox/78.0'</text:p>
            </table:table-cell>
          </table:table-row>
          <table:table-row>
            <table:table-cell table:style-name="Tabel4.A1" office:value-type="string">
              <text:p text:style-name="Table_20_Contents">J2REDIR</text:p>
            </table:table-cell>
            <table:table-cell table:style-name="Tabel4.A1" office:value-type="string">
              <text:p text:style-name="P4">'/usr/lib/jvm/java-8-oracle/jre'</text:p>
            </table:table-cell>
          </table:table-row>
          <table:table-row>
            <table:table-cell table:style-name="Tabel4.A1" office:value-type="string">
              <text:p text:style-name="Table_20_Contents">J2SDKDIR</text:p>
            </table:table-cell>
            <table:table-cell table:style-name="Tabel4.A1" office:value-type="string">
              <text:p text:style-name="P4">'/usr/lib/jvm/java-8-oracle'</text:p>
            </table:table-cell>
          </table:table-row>
          <table:table-row>
            <table:table-cell table:style-name="Tabel4.A1" office:value-type="string">
              <text:p text:style-name="Table_20_Contents">JAVA_HOME</text:p>
            </table:table-cell>
            <table:table-cell table:style-name="Tabel4.A1" office:value-type="string">
              <text:p text:style-name="P4">'/usr/lib/jvm/java-8-oracle'</text:p>
            </table:table-cell>
          </table:table-row>
          <table:table-row>
            <table:table-cell table:style-name="Tabel4.A1" office:value-type="string">
              <text:p text:style-name="Table_20_Contents">LANG</text:p>
            </table:table-cell>
            <table:table-cell table:style-name="Tabel4.A1" office:value-type="string">
              <text:p text:style-name="P4">'C.UTF-8'</text:p>
            </table:table-cell>
          </table:table-row>
          <table:table-row>
            <table:table-cell table:style-name="Tabel4.A1" office:value-type="string">
              <text:p text:style-name="Table_20_Contents">LC_CTYPE</text:p>
            </table:table-cell>
            <table:table-cell table:style-name="Tabel4.A1" office:value-type="string">
              <text:p text:style-name="P4">'C.UTF-8'</text:p>
            </table:table-cell>
          </table:table-row>
          <table:table-row>
            <table:table-cell table:style-name="Tabel4.A1" office:value-type="string">
              <text:p text:style-name="Table_20_Contents">LESSCLOSE</text:p>
            </table:table-cell>
            <table:table-cell table:style-name="Tabel4.A1" office:value-type="string">
              <text:p text:style-name="P4">'/usr/bin/lesspipe %s %s'</text:p>
            </table:table-cell>
          </table:table-row>
          <table:table-row>
            <table:table-cell table:style-name="Tabel4.A1" office:value-type="string">
              <text:p text:style-name="Table_20_Contents">LESSOPEN</text:p>
            </table:table-cell>
            <table:table-cell table:style-name="Tabel4.A1" office:value-type="string">
              <text:p text:style-name="P4">'| /usr/bin/lesspipe %s'</text:p>
            </table:table-cell>
          </table:table-row>
          <table:table-row>
            <table:table-cell table:style-name="Tabel4.A1" office:value-type="string">
              <text:p text:style-name="Table_20_Contents">LOGNAME</text:p>
            </table:table-cell>
            <table:table-cell table:style-name="Tabel4.A1" office:value-type="string">
              <text:p text:style-name="P4">'jan'</text:p>
            </table:table-cell>
          </table:table-row>
          <table:table-row>
            <table:table-cell table:style-name="Tabel4.A1" office:value-type="string">
              <text:p text:style-name="Table_20_Contents">LS_COLORS</text:p>
            </table:table-cell>
            <table:table-cell table:style-name="Tabel4.A1" office:value-type="string">
              <text:p text:style-name="P4">'rs=0:di=01;34:ln=01;36:mh=00:pi=40;33:so=01;35:do=01;35:bd=40;33;01:cd=40;33;01:or=40;31;01:mi=00:su=37;41:sg=30;43:ca=30;41:tw=30;42:ow=34;42:st=37;44:ex=01;32:*.tar=01;31:*.tgz=01;31:*.arc=01;31:*.arj=01;31:*.taz=01;31:*.lha=01;31:*.lz4=01;31:*.lzh=01;31:*.lzma=01;31:*.tlz=01;31:*.txz=01;31:*.tzo=01;31:*.t7z=01;31:*.zip=01;31:*.z=01;31:*.Z=01;31:*.dz=01;31:*.gz=01;31:*.lrz=01;31:*.lz=01;31:*.lzo=01;31:*.xz=01;31:*.zst=01;31:*.tzst=01;31:*.bz2=01;31:*.bz=01;31:*.tbz=01;31:*.tbz2=01;31:*.tz=01;31:*.deb=01;31:*.rpm=01;31:*.jar=01;31:*.war=01;31:*.ear=01;31:*.sar=01;31:*.rar=01;31:*.alz=01;31:*.ace=01;31:*.zoo=01;31:*.cpio=01;31:*.7z=01;31:*.rz=01;31:*.cab=01;31:*.wim=01;31:*.swm=01;31:*.dwm=01;31:*.esd=01;31:*.jpg=01;35:*.jpeg=01;35:*.mjpg=01;35:*.m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ogv=01;35:*.ogx=01;35:*.aac=00;36:*.au=00;36:*.flac=00;36:*.m4a=00;36:*.mid=00;36:*.midi=00;36:*.mka=00;36:*.mp3=00;36:*.mpc=00;36:*.ogg=00;36:*.ra=00;36:*.wav=00;36:*.oga=00;36:*.opus=00;36:*.spx=00;36:*.xspf=00;36:'</text:p>
            </table:table-cell>
          </table:table-row>
          <table:table-row>
            <table:table-cell table:style-name="Tabel4.A1" office:value-type="string">
              <text:p text:style-name="Table_20_Contents">MAIL</text:p>
            </table:table-cell>
            <table:table-cell table:style-name="Tabel4.A1" office:value-type="string">
              <text:p text:style-name="P4">'/var/mail/jan'</text:p>
            </table:table-cell>
          </table:table-row>
          <table:table-row>
            <table:table-cell table:style-name="Tabel4.A1" office:value-type="string">
              <text:p text:style-name="Table_20_Contents">OLDPWD</text:p>
            </table:table-cell>
            <table:table-cell table:style-name="Tabel4.A1" office:value-type="string">
              <text:p text:style-name="P4">'/home/jan'</text:p>
            </table:table-cell>
          </table:table-row>
          <table:table-row>
            <table:table-cell table:style-name="Tabel4.A1" office:value-type="string">
              <text:p text:style-name="Table_20_Contents">PATH</text:p>
            </table:table-cell>
            <table:table-cell table:style-name="Tabel4.A1" office:value-type="string">
              <text:p text:style-name="P4">'/home/jan/.local/bin:/usr/local/sbin:/usr/local/bin:/usr/sbin:/usr/bin:/sbin:/bin:/usr/games:/usr/local/games:/snap/bin:/usr/lib/jvm/java-8-oracle/bin:/usr/lib/jvm/java-8-oracle/db/bin:/usr/lib/jvm/java-8-oracle/jre/bin'<text:soft-page-break/></text:p>
            </table:table-cell>
          </table:table-row>
          <table:table-row>
            <table:table-cell table:style-name="Tabel4.A1" office:value-type="string">
              <text:p text:style-name="Table_20_Contents">PATH_INFO</text:p>
            </table:table-cell>
            <table:table-cell table:style-name="Tabel4.A1" office:value-type="string">
              <text:p text:style-name="P4">'/admin/contacts/evenement/add/'</text:p>
            </table:table-cell>
          </table:table-row>
          <table:table-row>
            <table:table-cell table:style-name="Tabel4.A1" office:value-type="string">
              <text:p text:style-name="Table_20_Contents">PWD</text:p>
            </table:table-cell>
            <table:table-cell table:style-name="Tabel4.A1" office:value-type="string">
              <text:p text:style-name="P4">'/home/jan/vitanova'</text:p>
            </table:table-cell>
          </table:table-row>
          <table:table-row>
            <table:table-cell table:style-name="Tabel4.A1" office:value-type="string">
              <text:p text:style-name="Table_20_Contents">QUERY_STRING</text:p>
            </table:table-cell>
            <table:table-cell table:style-name="Tabel4.A1" office:value-type="string">
              <text:p text:style-name="P4">''</text:p>
            </table:table-cell>
          </table:table-row>
          <table:table-row>
            <table:table-cell table:style-name="Tabel4.A1" office:value-type="string">
              <text:p text:style-name="Table_20_Contents">REMOTE_ADDR</text:p>
            </table:table-cell>
            <table:table-cell table:style-name="Tabel4.A1" office:value-type="string">
              <text:p text:style-name="P4">'84.84.21.56'</text:p>
            </table:table-cell>
          </table:table-row>
          <table:table-row>
            <table:table-cell table:style-name="Tabel4.A1" office:value-type="string">
              <text:p text:style-name="Table_20_Contents">REMOTE_HOST</text:p>
            </table:table-cell>
            <table:table-cell table:style-name="Tabel4.A1" office:value-type="string">
              <text:p text:style-name="P4">''</text:p>
            </table:table-cell>
          </table:table-row>
          <table:table-row>
            <table:table-cell table:style-name="Tabel4.A1" office:value-type="string">
              <text:p text:style-name="Table_20_Contents">REQUEST_METHOD</text:p>
            </table:table-cell>
            <table:table-cell table:style-name="Tabel4.A1" office:value-type="string">
              <text:p text:style-name="P4">'POST'</text:p>
            </table:table-cell>
          </table:table-row>
          <table:table-row>
            <table:table-cell table:style-name="Tabel4.A1" office:value-type="string">
              <text:p text:style-name="Table_20_Contents">RUN_MAIN</text:p>
            </table:table-cell>
            <table:table-cell table:style-name="Tabel4.A1" office:value-type="string">
              <text:p text:style-name="P4">'true'</text:p>
            </table:table-cell>
          </table:table-row>
          <table:table-row>
            <table:table-cell table:style-name="Tabel4.A1" office:value-type="string">
              <text:p text:style-name="Table_20_Contents">SCRIPT_NAME</text:p>
            </table:table-cell>
            <table:table-cell table:style-name="Tabel4.A1" office:value-type="string">
              <text:p text:style-name="P4">''</text:p>
            </table:table-cell>
          </table:table-row>
          <table:table-row>
            <table:table-cell table:style-name="Tabel4.A1" office:value-type="string">
              <text:p text:style-name="Table_20_Contents">SERVER_NAME</text:p>
            </table:table-cell>
            <table:table-cell table:style-name="Tabel4.A1" office:value-type="string">
              <text:p text:style-name="P4">'venus'</text:p>
            </table:table-cell>
          </table:table-row>
          <table:table-row>
            <table:table-cell table:style-name="Tabel4.A1" office:value-type="string">
              <text:p text:style-name="Table_20_Contents">SERVER_PORT</text:p>
            </table:table-cell>
            <table:table-cell table:style-name="Tabel4.A1" office:value-type="string">
              <text:p text:style-name="P4">'8000'</text:p>
            </table:table-cell>
          </table:table-row>
          <table:table-row>
            <table:table-cell table:style-name="Tabel4.A1" office:value-type="string">
              <text:p text:style-name="Table_20_Contents">SERVER_PROTOCOL</text:p>
            </table:table-cell>
            <table:table-cell table:style-name="Tabel4.A1" office:value-type="string">
              <text:p text:style-name="P4">'HTTP/1.1'</text:p>
            </table:table-cell>
          </table:table-row>
          <table:table-row>
            <table:table-cell table:style-name="Tabel4.A1" office:value-type="string">
              <text:p text:style-name="Table_20_Contents">SERVER_SOFTWARE</text:p>
            </table:table-cell>
            <table:table-cell table:style-name="Tabel4.A1" office:value-type="string">
              <text:p text:style-name="P4">'WSGIServer/0.2'</text:p>
            </table:table-cell>
          </table:table-row>
          <table:table-row>
            <table:table-cell table:style-name="Tabel4.A1" office:value-type="string">
              <text:p text:style-name="Table_20_Contents">SHELL</text:p>
            </table:table-cell>
            <table:table-cell table:style-name="Tabel4.A1" office:value-type="string">
              <text:p text:style-name="P4">'/bin/bash'</text:p>
            </table:table-cell>
          </table:table-row>
          <table:table-row>
            <table:table-cell table:style-name="Tabel4.A1" office:value-type="string">
              <text:p text:style-name="Table_20_Contents">SHLVL</text:p>
            </table:table-cell>
            <table:table-cell table:style-name="Tabel4.A1" office:value-type="string">
              <text:p text:style-name="P4">'1'</text:p>
            </table:table-cell>
          </table:table-row>
          <table:table-row>
            <table:table-cell table:style-name="Tabel4.A1" office:value-type="string">
              <text:p text:style-name="Table_20_Contents">SSH_CLIENT</text:p>
            </table:table-cell>
            <table:table-cell table:style-name="Tabel4.A1" office:value-type="string">
              <text:p text:style-name="P4">'192.168.1.226 65037 22'</text:p>
            </table:table-cell>
          </table:table-row>
          <text:soft-page-break/>
          <table:table-row>
            <table:table-cell table:style-name="Tabel4.A1" office:value-type="string">
              <text:p text:style-name="Table_20_Contents">SSH_CONNECTION</text:p>
            </table:table-cell>
            <table:table-cell table:style-name="Tabel4.A1" office:value-type="string">
              <text:p text:style-name="P4">'192.168.1.226 65037 192.168.1.10 22'</text:p>
            </table:table-cell>
          </table:table-row>
          <table:table-row>
            <table:table-cell table:style-name="Tabel4.A1" office:value-type="string">
              <text:p text:style-name="Table_20_Contents">SSH_TTY</text:p>
            </table:table-cell>
            <table:table-cell table:style-name="Tabel4.A1" office:value-type="string">
              <text:p text:style-name="P4">'/dev/pts/0'</text:p>
            </table:table-cell>
          </table:table-row>
          <table:table-row>
            <table:table-cell table:style-name="Tabel4.A1" office:value-type="string">
              <text:p text:style-name="Table_20_Contents">S_COLORS</text:p>
            </table:table-cell>
            <table:table-cell table:style-name="Tabel4.A1" office:value-type="string">
              <text:p text:style-name="P4">'auto'</text:p>
            </table:table-cell>
          </table:table-row>
          <table:table-row>
            <table:table-cell table:style-name="Tabel4.A1" office:value-type="string">
              <text:p text:style-name="Table_20_Contents">TERM</text:p>
            </table:table-cell>
            <table:table-cell table:style-name="Tabel4.A1" office:value-type="string">
              <text:p text:style-name="P4">'xterm-256color'</text:p>
            </table:table-cell>
          </table:table-row>
          <table:table-row>
            <table:table-cell table:style-name="Tabel4.A1" office:value-type="string">
              <text:p text:style-name="Table_20_Contents">TZ</text:p>
            </table:table-cell>
            <table:table-cell table:style-name="Tabel4.A1" office:value-type="string">
              <text:p text:style-name="P4">'UTC'</text:p>
            </table:table-cell>
          </table:table-row>
          <table:table-row>
            <table:table-cell table:style-name="Tabel4.A1" office:value-type="string">
              <text:p text:style-name="Table_20_Contents">USER</text:p>
            </table:table-cell>
            <table:table-cell table:style-name="Tabel4.A1" office:value-type="string">
              <text:p text:style-name="P4">'jan'</text:p>
            </table:table-cell>
          </table:table-row>
          <table:table-row>
            <table:table-cell table:style-name="Tabel4.A1" office:value-type="string">
              <text:p text:style-name="Table_20_Contents">XDG_DATA_DIRS</text:p>
            </table:table-cell>
            <table:table-cell table:style-name="Tabel4.A1" office:value-type="string">
              <text:p text:style-name="P4">'/usr/local/share:/usr/share:/var/lib/snapd/desktop'</text:p>
            </table:table-cell>
          </table:table-row>
          <table:table-row>
            <table:table-cell table:style-name="Tabel4.A1" office:value-type="string">
              <text:p text:style-name="Table_20_Contents">XDG_RUNTIME_DIR</text:p>
            </table:table-cell>
            <table:table-cell table:style-name="Tabel4.A1" office:value-type="string">
              <text:p text:style-name="P4">'/run/user/1000'</text:p>
            </table:table-cell>
          </table:table-row>
          <table:table-row>
            <table:table-cell table:style-name="Tabel4.A1" office:value-type="string">
              <text:p text:style-name="Table_20_Contents">XDG_SESSION_ID</text:p>
            </table:table-cell>
            <table:table-cell table:style-name="Tabel4.A1" office:value-type="string">
              <text:p text:style-name="P4">'2'</text:p>
            </table:table-cell>
          </table:table-row>
          <table:table-row>
            <table:table-cell table:style-name="Tabel4.A1" office:value-type="string">
              <text:p text:style-name="Table_20_Contents">_</text:p>
            </table:table-cell>
            <table:table-cell table:style-name="Tabel4.A1" office:value-type="string">
              <text:p text:style-name="P4">'/usr/bin/python3'</text:p>
            </table:table-cell>
          </table:table-row>
          <table:table-row>
            <table:table-cell table:style-name="Tabel4.A1" office:value-type="string">
              <text:p text:style-name="Table_20_Contents">wsgi.errors</text:p>
            </table:table-cell>
            <table:table-cell table:style-name="Tabel4.A1" office:value-type="string">
              <text:p text:style-name="P4">&lt;_io.TextIOWrapper name='&lt;stderr&gt;' mode='w' encoding='UTF-8'&gt;</text:p>
            </table:table-cell>
          </table:table-row>
          <table:table-row>
            <table:table-cell table:style-name="Tabel4.A1" office:value-type="string">
              <text:p text:style-name="Table_20_Contents">wsgi.file_wrapper</text:p>
            </table:table-cell>
            <table:table-cell table:style-name="Tabel4.A1" office:value-type="string">
              <text:p text:style-name="P4">''</text:p>
            </table:table-cell>
          </table:table-row>
          <table:table-row>
            <table:table-cell table:style-name="Tabel4.A1" office:value-type="string">
              <text:p text:style-name="Table_20_Contents">wsgi.input</text:p>
            </table:table-cell>
            <table:table-cell table:style-name="Tabel4.A1" office:value-type="string">
              <text:p text:style-name="P4">&lt;django.core.handlers.wsgi.LimitedStream object at 0x7f6fb5a870b8&gt;</text:p>
            </table:table-cell>
          </table:table-row>
          <table:table-row>
            <table:table-cell table:style-name="Tabel4.A1" office:value-type="string">
              <text:p text:style-name="Table_20_Contents">wsgi.multiprocess</text:p>
            </table:table-cell>
            <table:table-cell table:style-name="Tabel4.A1" office:value-type="string">
              <text:p text:style-name="P4">False</text:p>
            </table:table-cell>
          </table:table-row>
          <table:table-row>
            <table:table-cell table:style-name="Tabel4.A1" office:value-type="string">
              <text:p text:style-name="Table_20_Contents">wsgi.multithread</text:p>
            </table:table-cell>
            <table:table-cell table:style-name="Tabel4.A1" office:value-type="string">
              <text:p text:style-name="P4">True</text:p>
            </table:table-cell>
          </table:table-row>
          <table:table-row>
            <table:table-cell table:style-name="Tabel4.A1" office:value-type="string">
              <text:p text:style-name="Table_20_Contents">wsgi.run_once</text:p>
            </table:table-cell>
            <table:table-cell table:style-name="Tabel4.A1" office:value-type="string">
              <text:p text:style-name="P4">False</text:p>
            </table:table-cell>
          </table:table-row>
          <table:table-row>
            <table:table-cell table:style-name="Tabel4.A1" office:value-type="string">
              <text:p text:style-name="Table_20_Contents">wsgi.url_scheme</text:p>
            </table:table-cell>
            <table:table-cell table:style-name="Tabel4.A1" office:value-type="string">
              <text:p text:style-name="P4">'http'</text:p>
            </table:table-cell>
          </table:table-row>
          <text:soft-page-break/>
          <table:table-row>
            <table:table-cell table:style-name="Tabel4.A1" office:value-type="string">
              <text:p text:style-name="Table_20_Contents">wsgi.version</text:p>
            </table:table-cell>
            <table:table-cell table:style-name="Tabel4.A1" office:value-type="string">
              <text:p text:style-name="P4">(1, 0)</text:p>
            </table:table-cell>
          </table:table-row>
        </table:table>
        <text:h text:style-name="Heading_20_3" text:outline-level="3"><text:bookmark text:name="settings-info"/>Settings</text:h>
        <text:h text:style-name="Heading_20_4" text:outline-level="4">Using settings module <text:span text:style-name="Source_20_Text">vitanova.settings</text:span></text:h>
        <table:table table:name="Tabel5" table:style-name="Tabel5">
          <table:table-column table:style-name="Tabel5.A"/>
          <table:table-column table:style-name="Tabel5.B"/>
          <table:table-header-rows>
            <table:table-row>
              <table:table-cell table:style-name="Tabel5.A1" office:value-type="string">
                <text:p text:style-name="Table_20_Heading">Setting</text:p>
              </table:table-cell>
              <table:table-cell table:style-name="Tabel5.A1" office:value-type="string">
                <text:p text:style-name="Table_20_Heading">Value</text:p>
              </table:table-cell>
            </table:table-row>
          </table:table-header-rows>
          <table:table-row>
            <table:table-cell table:style-name="Tabel5.A1" office:value-type="string">
              <text:p text:style-name="Table_20_Contents">ABSOLUTE_URL_OVERRIDES</text:p>
            </table:table-cell>
            <table:table-cell table:style-name="Tabel5.A1" office:value-type="string">
              <text:p text:style-name="P4">{}</text:p>
            </table:table-cell>
          </table:table-row>
          <table:table-row>
            <table:table-cell table:style-name="Tabel5.A1" office:value-type="string">
              <text:p text:style-name="Table_20_Contents">ADMINS</text:p>
            </table:table-cell>
            <table:table-cell table:style-name="Tabel5.A1" office:value-type="string">
              <text:p text:style-name="P4">[]</text:p>
            </table:table-cell>
          </table:table-row>
          <table:table-row>
            <table:table-cell table:style-name="Tabel5.A1" office:value-type="string">
              <text:p text:style-name="Table_20_Contents">ALLOWED_HOSTS</text:p>
            </table:table-cell>
            <table:table-cell table:style-name="Tabel5.A1" office:value-type="string">
              <text:p text:style-name="P4">['192.168.1.10', 'berkhout.ddns.net']</text:p>
            </table:table-cell>
          </table:table-row>
          <table:table-row>
            <table:table-cell table:style-name="Tabel5.A1" office:value-type="string">
              <text:p text:style-name="Table_20_Contents">APPEND_SLASH</text:p>
            </table:table-cell>
            <table:table-cell table:style-name="Tabel5.A1" office:value-type="string">
              <text:p text:style-name="P4">True</text:p>
            </table:table-cell>
          </table:table-row>
          <table:table-row>
            <table:table-cell table:style-name="Tabel5.A1" office:value-type="string">
              <text:p text:style-name="Table_20_Contents">AUTHENTICATION_BACKENDS</text:p>
            </table:table-cell>
            <table:table-cell table:style-name="Tabel5.A1" office:value-type="string">
              <text:p text:style-name="P4">['django.contrib.auth.backends.ModelBackend']</text:p>
            </table:table-cell>
          </table:table-row>
          <table:table-row>
            <table:table-cell table:style-name="Tabel5.A1" office:value-type="string">
              <text:p text:style-name="Table_20_Contents">AUTH_PASSWORD_VALIDATORS</text:p>
            </table:table-cell>
            <table:table-cell table:style-name="Tabel5.A1" office:value-type="string">
              <text:p text:style-name="P4">'********************'</text:p>
            </table:table-cell>
          </table:table-row>
          <table:table-row>
            <table:table-cell table:style-name="Tabel5.A1" office:value-type="string">
              <text:p text:style-name="Table_20_Contents">AUTH_USER_MODEL</text:p>
            </table:table-cell>
            <table:table-cell table:style-name="Tabel5.A1" office:value-type="string">
              <text:p text:style-name="P4">'auth.User'</text:p>
            </table:table-cell>
          </table:table-row>
          <table:table-row>
            <table:table-cell table:style-name="Tabel5.A1" office:value-type="string">
              <text:p text:style-name="Table_20_Contents">BASE_DIR</text:p>
            </table:table-cell>
            <table:table-cell table:style-name="Tabel5.A1" office:value-type="string">
              <text:p text:style-name="P4">'/home/jan/vitanova'</text:p>
            </table:table-cell>
          </table:table-row>
          <table:table-row>
            <table:table-cell table:style-name="Tabel5.A1" office:value-type="string">
              <text:p text:style-name="Table_20_Contents">CACHES</text:p>
            </table:table-cell>
            <table:table-cell table:style-name="Tabel5.A1" office:value-type="string">
              <text:p text:style-name="P4">{'default': {'BACKEND': 'django.core.cache.backends.locmem.LocMemCache'}}</text:p>
            </table:table-cell>
          </table:table-row>
          <table:table-row>
            <table:table-cell table:style-name="Tabel5.A1" office:value-type="string">
              <text:p text:style-name="Table_20_Contents">CACHE_MIDDLEWARE_ALIAS</text:p>
            </table:table-cell>
            <table:table-cell table:style-name="Tabel5.A1" office:value-type="string">
              <text:p text:style-name="P4">'default'</text:p>
            </table:table-cell>
          </table:table-row>
          <table:table-row>
            <table:table-cell table:style-name="Tabel5.A1" office:value-type="string">
              <text:p text:style-name="Table_20_Contents">CACHE_MIDDLEWARE_KEY_PREFIX</text:p>
            </table:table-cell>
            <table:table-cell table:style-name="Tabel5.A1" office:value-type="string">
              <text:p text:style-name="P4">'********************'</text:p>
            </table:table-cell>
          </table:table-row>
          <table:table-row>
            <table:table-cell table:style-name="Tabel5.A1" office:value-type="string">
              <text:p text:style-name="Table_20_Contents">CACHE_MIDDLEWARE_SECONDS</text:p>
            </table:table-cell>
            <table:table-cell table:style-name="Tabel5.A1" office:value-type="string">
              <text:p text:style-name="P4">600</text:p>
            </table:table-cell>
          </table:table-row>
          <table:table-row>
            <table:table-cell table:style-name="Tabel5.A1" office:value-type="string">
              <text:p text:style-name="Table_20_Contents">CSRF_COOKIE_AGE</text:p>
            </table:table-cell>
            <table:table-cell table:style-name="Tabel5.A1" office:value-type="string">
              <text:p text:style-name="P4">31449600</text:p>
            </table:table-cell>
          </table:table-row>
          <table:table-row>
            <table:table-cell table:style-name="Tabel5.A1" office:value-type="string">
              <text:p text:style-name="Table_20_Contents">CSRF_COOKIE_DOMAIN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CSRF_COOKIE_HTTPONLY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CSRF_COOKIE_NAME</text:p>
            </table:table-cell>
            <table:table-cell table:style-name="Tabel5.A1" office:value-type="string">
              <text:p text:style-name="P4">'csrftoken'</text:p>
            </table:table-cell>
          </table:table-row>
          <table:table-row>
            <table:table-cell table:style-name="Tabel5.A1" office:value-type="string">
              <text:p text:style-name="Table_20_Contents">CSRF_COOKIE_PATH</text:p>
            </table:table-cell>
            <table:table-cell table:style-name="Tabel5.A1" office:value-type="string">
              <text:p text:style-name="P4">'/'</text:p>
            </table:table-cell>
          </table:table-row>
          <table:table-row>
            <table:table-cell table:style-name="Tabel5.A1" office:value-type="string">
              <text:p text:style-name="Table_20_Contents">CSRF_COOKIE_SAMESITE</text:p>
            </table:table-cell>
            <table:table-cell table:style-name="Tabel5.A1" office:value-type="string">
              <text:p text:style-name="P4">'Lax'</text:p>
            </table:table-cell>
          </table:table-row>
          <table:table-row>
            <table:table-cell table:style-name="Tabel5.A1" office:value-type="string">
              <text:p text:style-name="Table_20_Contents">CSRF_COOKIE_SECURE</text:p>
            </table:table-cell>
            <table:table-cell table:style-name="Tabel5.A1" office:value-type="string">
              <text:p text:style-name="P4">False</text:p>
            </table:table-cell>
          </table:table-row>
          <text:soft-page-break/>
          <table:table-row>
            <table:table-cell table:style-name="Tabel5.A1" office:value-type="string">
              <text:p text:style-name="Table_20_Contents">CSRF_FAILURE_VIEW</text:p>
            </table:table-cell>
            <table:table-cell table:style-name="Tabel5.A1" office:value-type="string">
              <text:p text:style-name="P4">'django.views.csrf.csrf_failure'</text:p>
            </table:table-cell>
          </table:table-row>
          <table:table-row>
            <table:table-cell table:style-name="Tabel5.A1" office:value-type="string">
              <text:p text:style-name="Table_20_Contents">CSRF_HEADER_NAME</text:p>
            </table:table-cell>
            <table:table-cell table:style-name="Tabel5.A1" office:value-type="string">
              <text:p text:style-name="P4">'HTTP_X_CSRFTOKEN'</text:p>
            </table:table-cell>
          </table:table-row>
          <table:table-row>
            <table:table-cell table:style-name="Tabel5.A1" office:value-type="string">
              <text:p text:style-name="Table_20_Contents">CSRF_TRUSTED_ORIGINS</text:p>
            </table:table-cell>
            <table:table-cell table:style-name="Tabel5.A1" office:value-type="string">
              <text:p text:style-name="P4">[]</text:p>
            </table:table-cell>
          </table:table-row>
          <table:table-row>
            <table:table-cell table:style-name="Tabel5.A1" office:value-type="string">
              <text:p text:style-name="Table_20_Contents">CSRF_USE_SESSIONS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DATABASES</text:p>
            </table:table-cell>
            <table:table-cell table:style-name="Tabel5.A1" office:value-type="string">
              <text:p text:style-name="Preformatted_20_Text">{'default': {'ATOMIC_REQUESTS': False,</text:p>
              <text:p text:style-name="Preformatted_20_Text"><text:s text:c="13"/>'AUTOCOMMIT': True,</text:p>
              <text:p text:style-name="Preformatted_20_Text"><text:s text:c="13"/>'CONN_MAX_AGE': 0,</text:p>
              <text:p text:style-name="Preformatted_20_Text"><text:s text:c="13"/>'ENGINE': 'django.db.backends.mysql',</text:p>
              <text:p text:style-name="Preformatted_20_Text"><text:s text:c="13"/>'HOST': '192.168.1.10',</text:p>
              <text:p text:style-name="Preformatted_20_Text"><text:s text:c="13"/>'NAME': 'vitanova',</text:p>
              <text:p text:style-name="Preformatted_20_Text"><text:s text:c="13"/>'OPTIONS': {'init_command': "SET sql_mode='STRICT_TRANS_TABLES'"},</text:p>
              <text:p text:style-name="Preformatted_20_Text"><text:s text:c="13"/>'PASSWORD': '********************',</text:p>
              <text:p text:style-name="Preformatted_20_Text"><text:s text:c="13"/>'PORT': '3306',</text:p>
              <text:p text:style-name="Preformatted_20_Text"><text:s text:c="13"/>'TEST': {'CHARSET': None,</text:p>
              <text:p text:style-name="Preformatted_20_Text"><text:s text:c="22"/>'COLLATION': None,</text:p>
              <text:p text:style-name="Preformatted_20_Text"><text:s text:c="22"/>'MIRROR': None,</text:p>
              <text:p text:style-name="Preformatted_20_Text"><text:s text:c="22"/>'NAME': None},</text:p>
              <text:p text:style-name="Preformatted_20_Text"><text:s text:c="13"/>'TIME_ZONE': None,</text:p>
              <text:p text:style-name="P4"><text:s text:c="13"/>'USER': 'django'}}</text:p>
            </table:table-cell>
          </table:table-row>
          <table:table-row>
            <table:table-cell table:style-name="Tabel5.A1" office:value-type="string">
              <text:p text:style-name="Table_20_Contents">DATABASE_ROUTERS</text:p>
            </table:table-cell>
            <table:table-cell table:style-name="Tabel5.A1" office:value-type="string">
              <text:p text:style-name="P4">[]</text:p>
            </table:table-cell>
          </table:table-row>
          <table:table-row>
            <table:table-cell table:style-name="Tabel5.A1" office:value-type="string">
              <text:p text:style-name="Table_20_Contents">DATA_UPLOAD_MAX_MEMORY_SIZE</text:p>
            </table:table-cell>
            <table:table-cell table:style-name="Tabel5.A1" office:value-type="string">
              <text:p text:style-name="P4">2621440</text:p>
            </table:table-cell>
          </table:table-row>
          <table:table-row>
            <table:table-cell table:style-name="Tabel5.A1" office:value-type="string">
              <text:p text:style-name="Table_20_Contents">DATA_UPLOAD_MAX_NUMBER_FIELDS</text:p>
            </table:table-cell>
            <table:table-cell table:style-name="Tabel5.A1" office:value-type="string">
              <text:p text:style-name="P4">1000</text:p>
            </table:table-cell>
          </table:table-row>
          <table:table-row>
            <table:table-cell table:style-name="Tabel5.A1" office:value-type="string">
              <text:p text:style-name="Table_20_Contents">DATETIME_FORMAT</text:p>
            </table:table-cell>
            <table:table-cell table:style-name="Tabel5.A1" office:value-type="string">
              <text:p text:style-name="P4">'N j, Y, P'</text:p>
            </table:table-cell>
          </table:table-row>
          <table:table-row>
            <table:table-cell table:style-name="Tabel5.A1" office:value-type="string">
              <text:p text:style-name="Table_20_Contents">DATETIME_INPUT_FORMATS</text:p>
            </table:table-cell>
            <table:table-cell table:style-name="Tabel5.A1" office:value-type="string">
              <text:p text:style-name="Preformatted_20_Text">['%Y-%m-%d %H:%M:%S',</text:p>
              <text:p text:style-name="Preformatted_20_Text"><text:s/>'%Y-%m-%d %H:%M:%S.%f',</text:p>
              <text:p text:style-name="Preformatted_20_Text"><text:s/>'%Y-%m-%d %H:%M',</text:p>
              <text:p text:style-name="Preformatted_20_Text"><text:s/>'%Y-%m-%d',</text:p>
              <text:p text:style-name="Preformatted_20_Text"><text:s/>'%m/%d/%Y %H:%M:%S',</text:p>
              <text:p text:style-name="Preformatted_20_Text"><text:s/>'%m/%d/%Y %H:%M:%S.%f',</text:p>
              <text:p text:style-name="Preformatted_20_Text"><text:s/>'%m/%d/%Y %H:%M',</text:p>
              <text:p text:style-name="Preformatted_20_Text"><text:s/>'%m/%d/%Y',</text:p>
              <text:p text:style-name="Preformatted_20_Text"><text:s/>'%m/%d/%y %H:%M:%S',</text:p>
              <text:p text:style-name="Preformatted_20_Text"><text:s/>'%m/%d/%y %H:%M:%S.%f',</text:p>
              <text:p text:style-name="Preformatted_20_Text"><text:s/>'%m/%d/%y %H:%M',</text:p>
              <text:p text:style-name="P4"><text:s/>'%m/%d/%y']</text:p>
            </table:table-cell>
          </table:table-row>
          <table:table-row>
            <table:table-cell table:style-name="Tabel5.A1" office:value-type="string">
              <text:p text:style-name="Table_20_Contents">DATE_FORMAT</text:p>
            </table:table-cell>
            <table:table-cell table:style-name="Tabel5.A1" office:value-type="string">
              <text:p text:style-name="P4">'N j, Y'</text:p>
            </table:table-cell>
          </table:table-row>
          <text:soft-page-break/>
          <table:table-row>
            <table:table-cell table:style-name="Tabel5.A1" office:value-type="string">
              <text:p text:style-name="Table_20_Contents">DATE_INPUT_FORMATS</text:p>
            </table:table-cell>
            <table:table-cell table:style-name="Tabel5.A1" office:value-type="string">
              <text:p text:style-name="Preformatted_20_Text">['%Y-%m-%d',</text:p>
              <text:p text:style-name="Preformatted_20_Text"><text:s/>'%m/%d/%Y',</text:p>
              <text:p text:style-name="Preformatted_20_Text"><text:s/>'%m/%d/%y',</text:p>
              <text:p text:style-name="Preformatted_20_Text"><text:s/>'%b %d %Y',</text:p>
              <text:p text:style-name="Preformatted_20_Text"><text:s/>'%b %d, %Y',</text:p>
              <text:p text:style-name="Preformatted_20_Text"><text:s/>'%d %b %Y',</text:p>
              <text:p text:style-name="Preformatted_20_Text"><text:s/>'%d %b, %Y',</text:p>
              <text:p text:style-name="Preformatted_20_Text"><text:s/>'%B %d %Y',</text:p>
              <text:p text:style-name="Preformatted_20_Text"><text:s/>'%B %d, %Y',</text:p>
              <text:p text:style-name="Preformatted_20_Text"><text:s/>'%d %B %Y',</text:p>
              <text:p text:style-name="P4"><text:s/>'%d %B, %Y']</text:p>
            </table:table-cell>
          </table:table-row>
          <table:table-row>
            <table:table-cell table:style-name="Tabel5.A1" office:value-type="string">
              <text:p text:style-name="Table_20_Contents">DEBUG</text:p>
            </table:table-cell>
            <table:table-cell table:style-name="Tabel5.A1" office:value-type="string">
              <text:p text:style-name="P4">True</text:p>
            </table:table-cell>
          </table:table-row>
          <table:table-row>
            <table:table-cell table:style-name="Tabel5.A1" office:value-type="string">
              <text:p text:style-name="Table_20_Contents">DEBUG_PROPAGATE_EXCEPTIONS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DECIMAL_SEPARATOR</text:p>
            </table:table-cell>
            <table:table-cell table:style-name="Tabel5.A1" office:value-type="string">
              <text:p text:style-name="P4">'.'</text:p>
            </table:table-cell>
          </table:table-row>
          <table:table-row>
            <table:table-cell table:style-name="Tabel5.A1" office:value-type="string">
              <text:p text:style-name="Table_20_Contents">DEFAULT_CHARSET</text:p>
            </table:table-cell>
            <table:table-cell table:style-name="Tabel5.A1" office:value-type="string">
              <text:p text:style-name="P4">'utf-8'</text:p>
            </table:table-cell>
          </table:table-row>
          <table:table-row>
            <table:table-cell table:style-name="Tabel5.A1" office:value-type="string">
              <text:p text:style-name="Table_20_Contents">DEFAULT_EXCEPTION_REPORTER_FILTER</text:p>
            </table:table-cell>
            <table:table-cell table:style-name="Tabel5.A1" office:value-type="string">
              <text:p text:style-name="P4">'django.views.debug.SafeExceptionReporterFilter'</text:p>
            </table:table-cell>
          </table:table-row>
          <table:table-row>
            <table:table-cell table:style-name="Tabel5.A1" office:value-type="string">
              <text:p text:style-name="Table_20_Contents">DEFAULT_FILE_STORAGE</text:p>
            </table:table-cell>
            <table:table-cell table:style-name="Tabel5.A1" office:value-type="string">
              <text:p text:style-name="P4">'django.core.files.storage.FileSystemStorage'</text:p>
            </table:table-cell>
          </table:table-row>
          <table:table-row>
            <table:table-cell table:style-name="Tabel5.A1" office:value-type="string">
              <text:p text:style-name="Table_20_Contents">DEFAULT_FROM_EMAIL</text:p>
            </table:table-cell>
            <table:table-cell table:style-name="Tabel5.A1" office:value-type="string">
              <text:p text:style-name="P4">'webmaster@localhost'</text:p>
            </table:table-cell>
          </table:table-row>
          <table:table-row>
            <table:table-cell table:style-name="Tabel5.A1" office:value-type="string">
              <text:p text:style-name="Table_20_Contents">DEFAULT_INDEX_TABLESPACE</text:p>
            </table:table-cell>
            <table:table-cell table:style-name="Tabel5.A1" office:value-type="string">
              <text:p text:style-name="P4">''</text:p>
            </table:table-cell>
          </table:table-row>
          <table:table-row>
            <table:table-cell table:style-name="Tabel5.A1" office:value-type="string">
              <text:p text:style-name="Table_20_Contents">DEFAULT_TABLESPACE</text:p>
            </table:table-cell>
            <table:table-cell table:style-name="Tabel5.A1" office:value-type="string">
              <text:p text:style-name="P4">''</text:p>
            </table:table-cell>
          </table:table-row>
          <table:table-row>
            <table:table-cell table:style-name="Tabel5.A1" office:value-type="string">
              <text:p text:style-name="Table_20_Contents">DISALLOWED_USER_AGENTS</text:p>
            </table:table-cell>
            <table:table-cell table:style-name="Tabel5.A1" office:value-type="string">
              <text:p text:style-name="P4">[]</text:p>
            </table:table-cell>
          </table:table-row>
          <table:table-row>
            <table:table-cell table:style-name="Tabel5.A1" office:value-type="string">
              <text:p text:style-name="Table_20_Contents">EMAIL_BACKEND</text:p>
            </table:table-cell>
            <table:table-cell table:style-name="Tabel5.A1" office:value-type="string">
              <text:p text:style-name="P4">'django.core.mail.backends.smtp.EmailBackend'</text:p>
            </table:table-cell>
          </table:table-row>
          <table:table-row>
            <table:table-cell table:style-name="Tabel5.A1" office:value-type="string">
              <text:p text:style-name="Table_20_Contents">EMAIL_HOST</text:p>
            </table:table-cell>
            <table:table-cell table:style-name="Tabel5.A1" office:value-type="string">
              <text:p text:style-name="P4">'localhost'</text:p>
            </table:table-cell>
          </table:table-row>
          <table:table-row>
            <table:table-cell table:style-name="Tabel5.A1" office:value-type="string">
              <text:p text:style-name="Table_20_Contents">EMAIL_HOST_PASSWORD</text:p>
            </table:table-cell>
            <table:table-cell table:style-name="Tabel5.A1" office:value-type="string">
              <text:p text:style-name="P4">'********************'</text:p>
            </table:table-cell>
          </table:table-row>
          <table:table-row>
            <table:table-cell table:style-name="Tabel5.A1" office:value-type="string">
              <text:p text:style-name="Table_20_Contents">EMAIL_HOST_USER</text:p>
            </table:table-cell>
            <table:table-cell table:style-name="Tabel5.A1" office:value-type="string">
              <text:p text:style-name="P4">''</text:p>
            </table:table-cell>
          </table:table-row>
          <table:table-row>
            <table:table-cell table:style-name="Tabel5.A1" office:value-type="string">
              <text:p text:style-name="Table_20_Contents">EMAIL_PORT</text:p>
            </table:table-cell>
            <table:table-cell table:style-name="Tabel5.A1" office:value-type="string">
              <text:p text:style-name="P4">25</text:p>
            </table:table-cell>
          </table:table-row>
          <table:table-row>
            <table:table-cell table:style-name="Tabel5.A1" office:value-type="string">
              <text:p text:style-name="Table_20_Contents">EMAIL_SSL_CERTFILE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EMAIL_SSL_KEYFILE</text:p>
            </table:table-cell>
            <table:table-cell table:style-name="Tabel5.A1" office:value-type="string">
              <text:p text:style-name="P4">'********************'</text:p>
            </table:table-cell>
          </table:table-row>
          <table:table-row>
            <table:table-cell table:style-name="Tabel5.A1" office:value-type="string">
              <text:p text:style-name="Table_20_Contents">EMAIL_SUBJECT_PREFIX</text:p>
            </table:table-cell>
            <table:table-cell table:style-name="Tabel5.A1" office:value-type="string">
              <text:p text:style-name="P4">'[Django] '</text:p>
            </table:table-cell>
          </table:table-row>
          <text:soft-page-break/>
          <table:table-row>
            <table:table-cell table:style-name="Tabel5.A1" office:value-type="string">
              <text:p text:style-name="Table_20_Contents">EMAIL_TIMEOUT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EMAIL_USE_LOCALTIME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EMAIL_USE_SSL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EMAIL_USE_TLS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FILE_CHARSET</text:p>
            </table:table-cell>
            <table:table-cell table:style-name="Tabel5.A1" office:value-type="string">
              <text:p text:style-name="P4">'utf-8'</text:p>
            </table:table-cell>
          </table:table-row>
          <table:table-row>
            <table:table-cell table:style-name="Tabel5.A1" office:value-type="string">
              <text:p text:style-name="Table_20_Contents">FILE_UPLOAD_DIRECTORY_PERMISSIONS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FILE_UPLOAD_HANDLERS</text:p>
            </table:table-cell>
            <table:table-cell table:style-name="Tabel5.A1" office:value-type="string">
              <text:p text:style-name="Preformatted_20_Text">['django.core.files.uploadhandler.MemoryFileUploadHandler',</text:p>
              <text:p text:style-name="P4"><text:s/>'django.core.files.uploadhandler.TemporaryFileUploadHandler']</text:p>
            </table:table-cell>
          </table:table-row>
          <table:table-row>
            <table:table-cell table:style-name="Tabel5.A1" office:value-type="string">
              <text:p text:style-name="Table_20_Contents">FILE_UPLOAD_MAX_MEMORY_SIZE</text:p>
            </table:table-cell>
            <table:table-cell table:style-name="Tabel5.A1" office:value-type="string">
              <text:p text:style-name="P4">2621440</text:p>
            </table:table-cell>
          </table:table-row>
          <table:table-row>
            <table:table-cell table:style-name="Tabel5.A1" office:value-type="string">
              <text:p text:style-name="Table_20_Contents">FILE_UPLOAD_PERMISSIONS</text:p>
            </table:table-cell>
            <table:table-cell table:style-name="Tabel5.A1" office:value-type="string">
              <text:p text:style-name="P4">420</text:p>
            </table:table-cell>
          </table:table-row>
          <table:table-row>
            <table:table-cell table:style-name="Tabel5.A1" office:value-type="string">
              <text:p text:style-name="Table_20_Contents">FILE_UPLOAD_TEMP_DIR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FIRST_DAY_OF_WEEK</text:p>
            </table:table-cell>
            <table:table-cell table:style-name="Tabel5.A1" office:value-type="string">
              <text:p text:style-name="P4">0</text:p>
            </table:table-cell>
          </table:table-row>
          <table:table-row>
            <table:table-cell table:style-name="Tabel5.A1" office:value-type="string">
              <text:p text:style-name="Table_20_Contents">FIXTURE_DIRS</text:p>
            </table:table-cell>
            <table:table-cell table:style-name="Tabel5.A1" office:value-type="string">
              <text:p text:style-name="P4">[]</text:p>
            </table:table-cell>
          </table:table-row>
          <table:table-row>
            <table:table-cell table:style-name="Tabel5.A1" office:value-type="string">
              <text:p text:style-name="Table_20_Contents">FORCE_SCRIPT_NAME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FORMAT_MODULE_PATH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FORM_RENDERER</text:p>
            </table:table-cell>
            <table:table-cell table:style-name="Tabel5.A1" office:value-type="string">
              <text:p text:style-name="P4">'django.forms.renderers.DjangoTemplates'</text:p>
            </table:table-cell>
          </table:table-row>
          <table:table-row>
            <table:table-cell table:style-name="Tabel5.A1" office:value-type="string">
              <text:p text:style-name="Table_20_Contents">IGNORABLE_404_URLS</text:p>
            </table:table-cell>
            <table:table-cell table:style-name="Tabel5.A1" office:value-type="string">
              <text:p text:style-name="P4">[]</text:p>
            </table:table-cell>
          </table:table-row>
          <table:table-row>
            <table:table-cell table:style-name="Tabel5.A1" office:value-type="string">
              <text:p text:style-name="Table_20_Contents">INSTALLED_APPS</text:p>
            </table:table-cell>
            <table:table-cell table:style-name="Tabel5.A1" office:value-type="string">
              <text:p text:style-name="Preformatted_20_Text">['django.contrib.admin',</text:p>
              <text:p text:style-name="Preformatted_20_Text"><text:s/>'django.contrib.auth',</text:p>
              <text:p text:style-name="Preformatted_20_Text"><text:s/>'django.contrib.contenttypes',</text:p>
              <text:p text:style-name="Preformatted_20_Text"><text:s/>'django.contrib.sessions',</text:p>
              <text:p text:style-name="Preformatted_20_Text"><text:s/>'django.contrib.messages',</text:p>
              <text:p text:style-name="Preformatted_20_Text"><text:s/>'django.contrib.staticfiles',</text:p>
              <text:p text:style-name="Preformatted_20_Text"><text:s/>'contacts',</text:p>
              <text:p text:style-name="P4"><text:s/>'fanclub']</text:p>
            </table:table-cell>
          </table:table-row>
          <table:table-row>
            <table:table-cell table:style-name="Tabel5.A1" office:value-type="string">
              <text:p text:style-name="Table_20_Contents">INTERNAL_IPS</text:p>
            </table:table-cell>
            <table:table-cell table:style-name="Tabel5.A1" office:value-type="string">
              <text:p text:style-name="P4">[]</text:p>
            </table:table-cell>
          </table:table-row>
          <table:table-row>
            <table:table-cell table:style-name="Tabel5.A1" office:value-type="string">
              <text:p text:style-name="Table_20_Contents">LANGUAGES</text:p>
            </table:table-cell>
            <table:table-cell table:style-name="Tabel5.A1" office:value-type="string">
              <text:p text:style-name="Preformatted_20_Text">[('af', 'Afrikaans'),</text:p>
              <text:p text:style-name="Preformatted_20_Text"><text:s/>('ar', 'Arabic'),</text:p>
              <text:p text:style-name="Preformatted_20_Text"><text:s/>('ast', 'Asturian'),</text:p>
              <text:p text:style-name="Preformatted_20_Text"><text:s/>('az', 'Azerbaijani'),</text:p>
              <text:p text:style-name="Preformatted_20_Text"><text:s/>('bg', 'Bulgarian'),</text:p>
              <text:p text:style-name="Preformatted_20_Text"><text:s/>('be', 'Belarusian'),</text:p>
              <text:p text:style-name="Preformatted_20_Text"><text:soft-page-break/><text:s/>('bn', 'Bengali'),</text:p>
              <text:p text:style-name="Preformatted_20_Text"><text:s/>('br', 'Breton'),</text:p>
              <text:p text:style-name="Preformatted_20_Text"><text:s/>('bs', 'Bosnian'),</text:p>
              <text:p text:style-name="Preformatted_20_Text"><text:s/>('ca', 'Catalan'),</text:p>
              <text:p text:style-name="Preformatted_20_Text"><text:s/>('cs', 'Czech'),</text:p>
              <text:p text:style-name="Preformatted_20_Text"><text:s/>('cy', 'Welsh'),</text:p>
              <text:p text:style-name="Preformatted_20_Text"><text:s/>('da', 'Danish'),</text:p>
              <text:p text:style-name="Preformatted_20_Text"><text:s/>('de', 'German'),</text:p>
              <text:p text:style-name="Preformatted_20_Text"><text:s/>('dsb', 'Lower Sorbian'),</text:p>
              <text:p text:style-name="Preformatted_20_Text"><text:s/>('el', 'Greek'),</text:p>
              <text:p text:style-name="Preformatted_20_Text"><text:s/>('en', 'English'),</text:p>
              <text:p text:style-name="Preformatted_20_Text"><text:s/>('en-au', 'Australian English'),</text:p>
              <text:p text:style-name="Preformatted_20_Text"><text:s/>('en-gb', 'British English'),</text:p>
              <text:p text:style-name="Preformatted_20_Text"><text:s/>('eo', 'Esperanto'),</text:p>
              <text:p text:style-name="Preformatted_20_Text"><text:s/>('es', 'Spanish'),</text:p>
              <text:p text:style-name="Preformatted_20_Text"><text:s/>('es-ar', 'Argentinian Spanish'),</text:p>
              <text:p text:style-name="Preformatted_20_Text"><text:s/>('es-co', 'Colombian Spanish'),</text:p>
              <text:p text:style-name="Preformatted_20_Text"><text:s/>('es-mx', 'Mexican Spanish'),</text:p>
              <text:p text:style-name="Preformatted_20_Text"><text:s/>('es-ni', 'Nicaraguan Spanish'),</text:p>
              <text:p text:style-name="Preformatted_20_Text"><text:s/>('es-ve', 'Venezuelan Spanish'),</text:p>
              <text:p text:style-name="Preformatted_20_Text"><text:s/>('et', 'Estonian'),</text:p>
              <text:p text:style-name="Preformatted_20_Text"><text:s/>('eu', 'Basque'),</text:p>
              <text:p text:style-name="Preformatted_20_Text"><text:s/>('fa', 'Persian'),</text:p>
              <text:p text:style-name="Preformatted_20_Text"><text:s/>('fi', 'Finnish'),</text:p>
              <text:p text:style-name="Preformatted_20_Text"><text:s/>('fr', 'French'),</text:p>
              <text:p text:style-name="Preformatted_20_Text"><text:s/>('fy', 'Frisian'),</text:p>
              <text:p text:style-name="Preformatted_20_Text"><text:s/>('ga', 'Irish'),</text:p>
              <text:p text:style-name="Preformatted_20_Text"><text:s/>('gd', 'Scottish Gaelic'),</text:p>
              <text:p text:style-name="Preformatted_20_Text"><text:s/>('gl', 'Galician'),</text:p>
              <text:p text:style-name="Preformatted_20_Text"><text:s/>('he', 'Hebrew'),</text:p>
              <text:p text:style-name="Preformatted_20_Text"><text:s/>('hi', 'Hindi'),</text:p>
              <text:p text:style-name="Preformatted_20_Text"><text:s/>('hr', 'Croatian'),</text:p>
              <text:p text:style-name="Preformatted_20_Text"><text:s/>('hsb', 'Upper Sorbian'),</text:p>
              <text:p text:style-name="Preformatted_20_Text"><text:s/>('hu', 'Hungarian'),</text:p>
              <text:p text:style-name="Preformatted_20_Text"><text:s/>('hy', 'Armenian'),</text:p>
              <text:p text:style-name="Preformatted_20_Text"><text:s/>('ia', 'Interlingua'),</text:p>
              <text:p text:style-name="Preformatted_20_Text"><text:s/>('id', 'Indonesian'),</text:p>
              <text:p text:style-name="Preformatted_20_Text"><text:s/>('io', 'Ido'),</text:p>
              <text:p text:style-name="Preformatted_20_Text"><text:s/>('is', 'Icelandic'),</text:p>
              <text:p text:style-name="Preformatted_20_Text"><text:s/>('it', 'Italian'),</text:p>
              <text:p text:style-name="Preformatted_20_Text"><text:s/>('ja', 'Japanese'),</text:p>
              <text:p text:style-name="Preformatted_20_Text"><text:s/>('ka', 'Georgian'),</text:p>
              <text:p text:style-name="Preformatted_20_Text"><text:s/>('kab', 'Kabyle'),</text:p>
              <text:p text:style-name="Preformatted_20_Text"><text:s/>('kk', 'Kazakh'),</text:p>
              <text:p text:style-name="Preformatted_20_Text"><text:s/>('km', 'Khmer'),</text:p>
              <text:p text:style-name="Preformatted_20_Text"><text:s/>('kn', 'Kannada'),</text:p>
              <text:p text:style-name="Preformatted_20_Text"><text:s/>('ko', 'Korean'),</text:p>
              <text:p text:style-name="Preformatted_20_Text"><text:s/>('lb', 'Luxembourgish'),</text:p>
              <text:p text:style-name="Preformatted_20_Text"><text:s/>('lt', 'Lithuanian'),</text:p>
              <text:p text:style-name="Preformatted_20_Text"><text:s/>('lv', 'Latvian'),</text:p>
              <text:p text:style-name="Preformatted_20_Text"><text:s/>('mk', 'Macedonian'),</text:p>
              <text:p text:style-name="Preformatted_20_Text"><text:s/>('ml', 'Malayalam'),</text:p>
              <text:p text:style-name="Preformatted_20_Text"><text:s/>('mn', 'Mongolian'),</text:p>
              <text:p text:style-name="Preformatted_20_Text"><text:s/>('mr', 'Marathi'),</text:p>
              <text:p text:style-name="Preformatted_20_Text"><text:s/>('my', 'Burmese'),</text:p>
              <text:p text:style-name="Preformatted_20_Text"><text:s/>('nb', 'Norwegian Bokmål'),</text:p>
              <text:p text:style-name="Preformatted_20_Text"><text:s/>('ne', 'Nepali'),</text:p>
              <text:p text:style-name="Preformatted_20_Text"><text:s/>('nl', 'Dutch'),</text:p>
              <text:p text:style-name="Preformatted_20_Text"><text:s/>('nn', 'Norwegian Nynorsk'),</text:p>
              <text:p text:style-name="Preformatted_20_Text"><text:s/>('os', 'Ossetic'),</text:p>
              <text:p text:style-name="Preformatted_20_Text"><text:s/>('pa', 'Punjabi'),</text:p>
              <text:p text:style-name="Preformatted_20_Text"><text:s/>('pl', 'Polish'),</text:p>
              <text:p text:style-name="Preformatted_20_Text"><text:soft-page-break/><text:s/>('pt', 'Portuguese'),</text:p>
              <text:p text:style-name="Preformatted_20_Text"><text:s/>('pt-br', 'Brazilian Portuguese'),</text:p>
              <text:p text:style-name="Preformatted_20_Text"><text:s/>('ro', 'Romanian'),</text:p>
              <text:p text:style-name="Preformatted_20_Text"><text:s/>('ru', 'Russian'),</text:p>
              <text:p text:style-name="Preformatted_20_Text"><text:s/>('sk', 'Slovak'),</text:p>
              <text:p text:style-name="Preformatted_20_Text"><text:s/>('sl', 'Slovenian'),</text:p>
              <text:p text:style-name="Preformatted_20_Text"><text:s/>('sq', 'Albanian'),</text:p>
              <text:p text:style-name="Preformatted_20_Text"><text:s/>('sr', 'Serbian'),</text:p>
              <text:p text:style-name="Preformatted_20_Text"><text:s/>('sr-latn', 'Serbian Latin'),</text:p>
              <text:p text:style-name="Preformatted_20_Text"><text:s/>('sv', 'Swedish'),</text:p>
              <text:p text:style-name="Preformatted_20_Text"><text:s/>('sw', 'Swahili'),</text:p>
              <text:p text:style-name="Preformatted_20_Text"><text:s/>('ta', 'Tamil'),</text:p>
              <text:p text:style-name="Preformatted_20_Text"><text:s/>('te', 'Telugu'),</text:p>
              <text:p text:style-name="Preformatted_20_Text"><text:s/>('th', 'Thai'),</text:p>
              <text:p text:style-name="Preformatted_20_Text"><text:s/>('tr', 'Turkish'),</text:p>
              <text:p text:style-name="Preformatted_20_Text"><text:s/>('tt', 'Tatar'),</text:p>
              <text:p text:style-name="Preformatted_20_Text"><text:s/>('udm', 'Udmurt'),</text:p>
              <text:p text:style-name="Preformatted_20_Text"><text:s/>('uk', 'Ukrainian'),</text:p>
              <text:p text:style-name="Preformatted_20_Text"><text:s/>('ur', 'Urdu'),</text:p>
              <text:p text:style-name="Preformatted_20_Text"><text:s/>('uz', 'Uzbek'),</text:p>
              <text:p text:style-name="Preformatted_20_Text"><text:s/>('vi', 'Vietnamese'),</text:p>
              <text:p text:style-name="Preformatted_20_Text"><text:s/>('zh-hans', 'Simplified Chinese'),</text:p>
              <text:p text:style-name="P4"><text:s/>('zh-hant', 'Traditional Chinese')]</text:p>
            </table:table-cell>
          </table:table-row>
          <table:table-row>
            <table:table-cell table:style-name="Tabel5.A1" office:value-type="string">
              <text:p text:style-name="Table_20_Contents">LANGUAGES_BIDI</text:p>
            </table:table-cell>
            <table:table-cell table:style-name="Tabel5.A1" office:value-type="string">
              <text:p text:style-name="P4">['he', 'ar', 'fa', 'ur']</text:p>
            </table:table-cell>
          </table:table-row>
          <table:table-row>
            <table:table-cell table:style-name="Tabel5.A1" office:value-type="string">
              <text:p text:style-name="Table_20_Contents">LANGUAGE_CODE</text:p>
            </table:table-cell>
            <table:table-cell table:style-name="Tabel5.A1" office:value-type="string">
              <text:p text:style-name="P4">'en-us'</text:p>
            </table:table-cell>
          </table:table-row>
          <table:table-row>
            <table:table-cell table:style-name="Tabel5.A1" office:value-type="string">
              <text:p text:style-name="Table_20_Contents">LANGUAGE_COOKIE_AGE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LANGUAGE_COOKIE_DOMAIN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LANGUAGE_COOKIE_HTTPONLY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LANGUAGE_COOKIE_NAME</text:p>
            </table:table-cell>
            <table:table-cell table:style-name="Tabel5.A1" office:value-type="string">
              <text:p text:style-name="P4">'django_language'</text:p>
            </table:table-cell>
          </table:table-row>
          <table:table-row>
            <table:table-cell table:style-name="Tabel5.A1" office:value-type="string">
              <text:p text:style-name="Table_20_Contents">LANGUAGE_COOKIE_PATH</text:p>
            </table:table-cell>
            <table:table-cell table:style-name="Tabel5.A1" office:value-type="string">
              <text:p text:style-name="P4">'/'</text:p>
            </table:table-cell>
          </table:table-row>
          <table:table-row>
            <table:table-cell table:style-name="Tabel5.A1" office:value-type="string">
              <text:p text:style-name="Table_20_Contents">LANGUAGE_COOKIE_SAMESITE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LANGUAGE_COOKIE_SECURE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LOCALE_PATHS</text:p>
            </table:table-cell>
            <table:table-cell table:style-name="Tabel5.A1" office:value-type="string">
              <text:p text:style-name="P4">[]</text:p>
            </table:table-cell>
          </table:table-row>
          <table:table-row>
            <table:table-cell table:style-name="Tabel5.A1" office:value-type="string">
              <text:p text:style-name="Table_20_Contents">LOGGING</text:p>
            </table:table-cell>
            <table:table-cell table:style-name="Tabel5.A1" office:value-type="string">
              <text:p text:style-name="P4">{}</text:p>
            </table:table-cell>
          </table:table-row>
          <table:table-row>
            <table:table-cell table:style-name="Tabel5.A1" office:value-type="string">
              <text:p text:style-name="Table_20_Contents">LOGGING_CONFIG</text:p>
            </table:table-cell>
            <table:table-cell table:style-name="Tabel5.A1" office:value-type="string">
              <text:p text:style-name="P4">'logging.config.dictConfig'</text:p>
            </table:table-cell>
          </table:table-row>
          <table:table-row>
            <table:table-cell table:style-name="Tabel5.A1" office:value-type="string">
              <text:p text:style-name="Table_20_Contents">LOGIN_REDIRECT_URL</text:p>
            </table:table-cell>
            <table:table-cell table:style-name="Tabel5.A1" office:value-type="string">
              <text:p text:style-name="P4">'/accounts/profile/'</text:p>
            </table:table-cell>
          </table:table-row>
          <table:table-row>
            <table:table-cell table:style-name="Tabel5.A1" office:value-type="string">
              <text:p text:style-name="Table_20_Contents">LOGIN_URL</text:p>
            </table:table-cell>
            <table:table-cell table:style-name="Tabel5.A1" office:value-type="string">
              <text:p text:style-name="P4">'/accounts/login/'</text:p>
            </table:table-cell>
          </table:table-row>
          <text:soft-page-break/>
          <table:table-row>
            <table:table-cell table:style-name="Tabel5.A1" office:value-type="string">
              <text:p text:style-name="Table_20_Contents">LOGOUT_REDIRECT_URL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MANAGERS</text:p>
            </table:table-cell>
            <table:table-cell table:style-name="Tabel5.A1" office:value-type="string">
              <text:p text:style-name="P4">[]</text:p>
            </table:table-cell>
          </table:table-row>
          <table:table-row>
            <table:table-cell table:style-name="Tabel5.A1" office:value-type="string">
              <text:p text:style-name="Table_20_Contents">MEDIA_ROOT</text:p>
            </table:table-cell>
            <table:table-cell table:style-name="Tabel5.A1" office:value-type="string">
              <text:p text:style-name="P4">''</text:p>
            </table:table-cell>
          </table:table-row>
          <table:table-row>
            <table:table-cell table:style-name="Tabel5.A1" office:value-type="string">
              <text:p text:style-name="Table_20_Contents">MEDIA_URL</text:p>
            </table:table-cell>
            <table:table-cell table:style-name="Tabel5.A1" office:value-type="string">
              <text:p text:style-name="P4">''</text:p>
            </table:table-cell>
          </table:table-row>
          <table:table-row>
            <table:table-cell table:style-name="Tabel5.A1" office:value-type="string">
              <text:p text:style-name="Table_20_Contents">MESSAGE_STORAGE</text:p>
            </table:table-cell>
            <table:table-cell table:style-name="Tabel5.A1" office:value-type="string">
              <text:p text:style-name="P4">'django.contrib.messages.storage.fallback.FallbackStorage'</text:p>
            </table:table-cell>
          </table:table-row>
          <table:table-row>
            <table:table-cell table:style-name="Tabel5.A1" office:value-type="string">
              <text:p text:style-name="Table_20_Contents">MIDDLEWARE</text:p>
            </table:table-cell>
            <table:table-cell table:style-name="Tabel5.A1" office:value-type="string">
              <text:p text:style-name="Preformatted_20_Text">['django.middleware.security.SecurityMiddleware',</text:p>
              <text:p text:style-name="Preformatted_20_Text"><text:s/>'django.contrib.sessions.middleware.SessionMiddleware',</text:p>
              <text:p text:style-name="Preformatted_20_Text"><text:s/>'django.middleware.common.CommonMiddleware',</text:p>
              <text:p text:style-name="Preformatted_20_Text"><text:s/>'django.middleware.csrf.CsrfViewMiddleware',</text:p>
              <text:p text:style-name="Preformatted_20_Text"><text:s/>'django.contrib.auth.middleware.AuthenticationMiddleware',</text:p>
              <text:p text:style-name="Preformatted_20_Text"><text:s/>'django.contrib.messages.middleware.MessageMiddleware',</text:p>
              <text:p text:style-name="P4"><text:s/>'django.middleware.clickjacking.XFrameOptionsMiddleware']</text:p>
            </table:table-cell>
          </table:table-row>
          <table:table-row>
            <table:table-cell table:style-name="Tabel5.A1" office:value-type="string">
              <text:p text:style-name="Table_20_Contents">MIGRATION_MODULES</text:p>
            </table:table-cell>
            <table:table-cell table:style-name="Tabel5.A1" office:value-type="string">
              <text:p text:style-name="P4">{}</text:p>
            </table:table-cell>
          </table:table-row>
          <table:table-row>
            <table:table-cell table:style-name="Tabel5.A1" office:value-type="string">
              <text:p text:style-name="Table_20_Contents">MONTH_DAY_FORMAT</text:p>
            </table:table-cell>
            <table:table-cell table:style-name="Tabel5.A1" office:value-type="string">
              <text:p text:style-name="P4">'F j'</text:p>
            </table:table-cell>
          </table:table-row>
          <table:table-row>
            <table:table-cell table:style-name="Tabel5.A1" office:value-type="string">
              <text:p text:style-name="Table_20_Contents">NUMBER_GROUPING</text:p>
            </table:table-cell>
            <table:table-cell table:style-name="Tabel5.A1" office:value-type="string">
              <text:p text:style-name="P4">0</text:p>
            </table:table-cell>
          </table:table-row>
          <table:table-row>
            <table:table-cell table:style-name="Tabel5.A1" office:value-type="string">
              <text:p text:style-name="Table_20_Contents">PASSWORD_HASHERS</text:p>
            </table:table-cell>
            <table:table-cell table:style-name="Tabel5.A1" office:value-type="string">
              <text:p text:style-name="P4">'********************'</text:p>
            </table:table-cell>
          </table:table-row>
          <table:table-row>
            <table:table-cell table:style-name="Tabel5.A1" office:value-type="string">
              <text:p text:style-name="Table_20_Contents">PASSWORD_RESET_TIMEOUT_DAYS</text:p>
            </table:table-cell>
            <table:table-cell table:style-name="Tabel5.A1" office:value-type="string">
              <text:p text:style-name="P4">'********************'</text:p>
            </table:table-cell>
          </table:table-row>
          <table:table-row>
            <table:table-cell table:style-name="Tabel5.A1" office:value-type="string">
              <text:p text:style-name="Table_20_Contents">PREPEND_WWW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ROOT_URLCONF</text:p>
            </table:table-cell>
            <table:table-cell table:style-name="Tabel5.A1" office:value-type="string">
              <text:p text:style-name="P4">'vitanova.urls'</text:p>
            </table:table-cell>
          </table:table-row>
          <table:table-row>
            <table:table-cell table:style-name="Tabel5.A1" office:value-type="string">
              <text:p text:style-name="Table_20_Contents">SECRET_KEY</text:p>
            </table:table-cell>
            <table:table-cell table:style-name="Tabel5.A1" office:value-type="string">
              <text:p text:style-name="P4">'********************'</text:p>
            </table:table-cell>
          </table:table-row>
          <table:table-row>
            <table:table-cell table:style-name="Tabel5.A1" office:value-type="string">
              <text:p text:style-name="Table_20_Contents">SECURE_BROWSER_XSS_FILTER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SECURE_CONTENT_TYPE_NOSNIFF</text:p>
            </table:table-cell>
            <table:table-cell table:style-name="Tabel5.A1" office:value-type="string">
              <text:p text:style-name="P4">True</text:p>
            </table:table-cell>
          </table:table-row>
          <table:table-row>
            <table:table-cell table:style-name="Tabel5.A1" office:value-type="string">
              <text:p text:style-name="Table_20_Contents">SECURE_HSTS_INCLUDE_SUBDOMAINS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SECURE_HSTS_PRELOAD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SECURE_HSTS_SECONDS</text:p>
            </table:table-cell>
            <table:table-cell table:style-name="Tabel5.A1" office:value-type="string">
              <text:p text:style-name="P4">0</text:p>
            </table:table-cell>
          </table:table-row>
          <table:table-row>
            <table:table-cell table:style-name="Tabel5.A1" office:value-type="string">
              <text:p text:style-name="Table_20_Contents">SECURE_PROXY_SSL_HEADER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SECURE_REDIRECT_EXEMPT</text:p>
            </table:table-cell>
            <table:table-cell table:style-name="Tabel5.A1" office:value-type="string">
              <text:p text:style-name="P4">[]</text:p>
            </table:table-cell>
          </table:table-row>
          <text:soft-page-break/>
          <table:table-row>
            <table:table-cell table:style-name="Tabel5.A1" office:value-type="string">
              <text:p text:style-name="Table_20_Contents">SECURE_REFERRER_POLICY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SECURE_SSL_HOST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SECURE_SSL_REDIRECT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SERVER_EMAIL</text:p>
            </table:table-cell>
            <table:table-cell table:style-name="Tabel5.A1" office:value-type="string">
              <text:p text:style-name="P4">'root@localhost'</text:p>
            </table:table-cell>
          </table:table-row>
          <table:table-row>
            <table:table-cell table:style-name="Tabel5.A1" office:value-type="string">
              <text:p text:style-name="Table_20_Contents">SESSION_CACHE_ALIAS</text:p>
            </table:table-cell>
            <table:table-cell table:style-name="Tabel5.A1" office:value-type="string">
              <text:p text:style-name="P4">'default'</text:p>
            </table:table-cell>
          </table:table-row>
          <table:table-row>
            <table:table-cell table:style-name="Tabel5.A1" office:value-type="string">
              <text:p text:style-name="Table_20_Contents">SESSION_COOKIE_AGE</text:p>
            </table:table-cell>
            <table:table-cell table:style-name="Tabel5.A1" office:value-type="string">
              <text:p text:style-name="P4">1209600</text:p>
            </table:table-cell>
          </table:table-row>
          <table:table-row>
            <table:table-cell table:style-name="Tabel5.A1" office:value-type="string">
              <text:p text:style-name="Table_20_Contents">SESSION_COOKIE_DOMAIN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SESSION_COOKIE_HTTPONLY</text:p>
            </table:table-cell>
            <table:table-cell table:style-name="Tabel5.A1" office:value-type="string">
              <text:p text:style-name="P4">True</text:p>
            </table:table-cell>
          </table:table-row>
          <table:table-row>
            <table:table-cell table:style-name="Tabel5.A1" office:value-type="string">
              <text:p text:style-name="Table_20_Contents">SESSION_COOKIE_NAME</text:p>
            </table:table-cell>
            <table:table-cell table:style-name="Tabel5.A1" office:value-type="string">
              <text:p text:style-name="P4">'sessionid'</text:p>
            </table:table-cell>
          </table:table-row>
          <table:table-row>
            <table:table-cell table:style-name="Tabel5.A1" office:value-type="string">
              <text:p text:style-name="Table_20_Contents">SESSION_COOKIE_PATH</text:p>
            </table:table-cell>
            <table:table-cell table:style-name="Tabel5.A1" office:value-type="string">
              <text:p text:style-name="P4">'/'</text:p>
            </table:table-cell>
          </table:table-row>
          <table:table-row>
            <table:table-cell table:style-name="Tabel5.A1" office:value-type="string">
              <text:p text:style-name="Table_20_Contents">SESSION_COOKIE_SAMESITE</text:p>
            </table:table-cell>
            <table:table-cell table:style-name="Tabel5.A1" office:value-type="string">
              <text:p text:style-name="P4">'Lax'</text:p>
            </table:table-cell>
          </table:table-row>
          <table:table-row>
            <table:table-cell table:style-name="Tabel5.A1" office:value-type="string">
              <text:p text:style-name="Table_20_Contents">SESSION_COOKIE_SECURE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SESSION_ENGINE</text:p>
            </table:table-cell>
            <table:table-cell table:style-name="Tabel5.A1" office:value-type="string">
              <text:p text:style-name="P4">'django.contrib.sessions.backends.db'</text:p>
            </table:table-cell>
          </table:table-row>
          <table:table-row>
            <table:table-cell table:style-name="Tabel5.A1" office:value-type="string">
              <text:p text:style-name="Table_20_Contents">SESSION_EXPIRE_AT_BROWSER_CLOSE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SESSION_FILE_PATH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SESSION_SAVE_EVERY_REQUEST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SESSION_SERIALIZER</text:p>
            </table:table-cell>
            <table:table-cell table:style-name="Tabel5.A1" office:value-type="string">
              <text:p text:style-name="P4">'django.contrib.sessions.serializers.JSONSerializer'</text:p>
            </table:table-cell>
          </table:table-row>
          <table:table-row>
            <table:table-cell table:style-name="Tabel5.A1" office:value-type="string">
              <text:p text:style-name="Table_20_Contents">SETTINGS_MODULE</text:p>
            </table:table-cell>
            <table:table-cell table:style-name="Tabel5.A1" office:value-type="string">
              <text:p text:style-name="P4">'vitanova.settings'</text:p>
            </table:table-cell>
          </table:table-row>
          <table:table-row>
            <table:table-cell table:style-name="Tabel5.A1" office:value-type="string">
              <text:p text:style-name="Table_20_Contents">SHORT_DATETIME_FORMAT</text:p>
            </table:table-cell>
            <table:table-cell table:style-name="Tabel5.A1" office:value-type="string">
              <text:p text:style-name="P4">'m/d/Y P'</text:p>
            </table:table-cell>
          </table:table-row>
          <table:table-row>
            <table:table-cell table:style-name="Tabel5.A1" office:value-type="string">
              <text:p text:style-name="Table_20_Contents">SHORT_DATE_FORMAT</text:p>
            </table:table-cell>
            <table:table-cell table:style-name="Tabel5.A1" office:value-type="string">
              <text:p text:style-name="P4">'m/d/Y'</text:p>
            </table:table-cell>
          </table:table-row>
          <table:table-row>
            <table:table-cell table:style-name="Tabel5.A1" office:value-type="string">
              <text:p text:style-name="Table_20_Contents">SIGNING_BACKEND</text:p>
            </table:table-cell>
            <table:table-cell table:style-name="Tabel5.A1" office:value-type="string">
              <text:p text:style-name="P4">'django.core.signing.TimestampSigner'</text:p>
            </table:table-cell>
          </table:table-row>
          <table:table-row>
            <table:table-cell table:style-name="Tabel5.A1" office:value-type="string">
              <text:p text:style-name="Table_20_Contents">SILENCED_SYSTEM_CHECKS</text:p>
            </table:table-cell>
            <table:table-cell table:style-name="Tabel5.A1" office:value-type="string">
              <text:p text:style-name="P4">[]</text:p>
            </table:table-cell>
          </table:table-row>
          <table:table-row>
            <table:table-cell table:style-name="Tabel5.A1" office:value-type="string">
              <text:p text:style-name="Table_20_Contents">STATICFILES_DIRS</text:p>
            </table:table-cell>
            <table:table-cell table:style-name="Tabel5.A1" office:value-type="string">
              <text:p text:style-name="P4">[]</text:p>
            </table:table-cell>
          </table:table-row>
          <text:soft-page-break/>
          <table:table-row>
            <table:table-cell table:style-name="Tabel5.A1" office:value-type="string">
              <text:p text:style-name="Table_20_Contents">STATICFILES_FINDERS</text:p>
            </table:table-cell>
            <table:table-cell table:style-name="Tabel5.A1" office:value-type="string">
              <text:p text:style-name="Preformatted_20_Text">['django.contrib.staticfiles.finders.FileSystemFinder',</text:p>
              <text:p text:style-name="P4"><text:s/>'django.contrib.staticfiles.finders.AppDirectoriesFinder']</text:p>
            </table:table-cell>
          </table:table-row>
          <table:table-row>
            <table:table-cell table:style-name="Tabel5.A1" office:value-type="string">
              <text:p text:style-name="Table_20_Contents">STATICFILES_STORAGE</text:p>
            </table:table-cell>
            <table:table-cell table:style-name="Tabel5.A1" office:value-type="string">
              <text:p text:style-name="P4">'django.contrib.staticfiles.storage.StaticFilesStorage'</text:p>
            </table:table-cell>
          </table:table-row>
          <table:table-row>
            <table:table-cell table:style-name="Tabel5.A1" office:value-type="string">
              <text:p text:style-name="Table_20_Contents">STATIC_ROOT</text:p>
            </table:table-cell>
            <table:table-cell table:style-name="Tabel5.A1" office:value-type="string">
              <text:p text:style-name="P4">None</text:p>
            </table:table-cell>
          </table:table-row>
          <table:table-row>
            <table:table-cell table:style-name="Tabel5.A1" office:value-type="string">
              <text:p text:style-name="Table_20_Contents">STATIC_URL</text:p>
            </table:table-cell>
            <table:table-cell table:style-name="Tabel5.A1" office:value-type="string">
              <text:p text:style-name="P4">'/static/'</text:p>
            </table:table-cell>
          </table:table-row>
          <table:table-row>
            <table:table-cell table:style-name="Tabel5.A1" office:value-type="string">
              <text:p text:style-name="Table_20_Contents">TEMPLATES</text:p>
            </table:table-cell>
            <table:table-cell table:style-name="Tabel5.A1" office:value-type="string">
              <text:p text:style-name="Preformatted_20_Text">[{'APP_DIRS': True,</text:p>
              <text:p text:style-name="Preformatted_20_Text"><text:s text:c="2"/>'BACKEND': 'django.template.backends.django.DjangoTemplates',</text:p>
              <text:p text:style-name="Preformatted_20_Text"><text:s text:c="2"/>'DIRS': [],</text:p>
              <text:p text:style-name="Preformatted_20_Text"><text:s text:c="2"/>'OPTIONS': {'context_processors': ['django.template.context_processors.debug',</text:p>
              <text:p text:style-name="Preformatted_20_Text"><text:s text:c="37"/>'django.template.context_processors.request',</text:p>
              <text:p text:style-name="Preformatted_20_Text"><text:s text:c="37"/>'django.contrib.auth.context_processors.auth',</text:p>
              <text:p text:style-name="P4"><text:s text:c="37"/>'django.contrib.messages.context_processors.messages']}}]</text:p>
            </table:table-cell>
          </table:table-row>
          <table:table-row>
            <table:table-cell table:style-name="Tabel5.A1" office:value-type="string">
              <text:p text:style-name="Table_20_Contents">TEST_NON_SERIALIZED_APPS</text:p>
            </table:table-cell>
            <table:table-cell table:style-name="Tabel5.A1" office:value-type="string">
              <text:p text:style-name="P4">[]</text:p>
            </table:table-cell>
          </table:table-row>
          <table:table-row>
            <table:table-cell table:style-name="Tabel5.A1" office:value-type="string">
              <text:p text:style-name="Table_20_Contents">TEST_RUNNER</text:p>
            </table:table-cell>
            <table:table-cell table:style-name="Tabel5.A1" office:value-type="string">
              <text:p text:style-name="P4">'django.test.runner.DiscoverRunner'</text:p>
            </table:table-cell>
          </table:table-row>
          <table:table-row>
            <table:table-cell table:style-name="Tabel5.A1" office:value-type="string">
              <text:p text:style-name="Table_20_Contents">THOUSAND_SEPARATOR</text:p>
            </table:table-cell>
            <table:table-cell table:style-name="Tabel5.A1" office:value-type="string">
              <text:p text:style-name="P4">','</text:p>
            </table:table-cell>
          </table:table-row>
          <table:table-row>
            <table:table-cell table:style-name="Tabel5.A1" office:value-type="string">
              <text:p text:style-name="Table_20_Contents">TIME_FORMAT</text:p>
            </table:table-cell>
            <table:table-cell table:style-name="Tabel5.A1" office:value-type="string">
              <text:p text:style-name="P4">'P'</text:p>
            </table:table-cell>
          </table:table-row>
          <table:table-row>
            <table:table-cell table:style-name="Tabel5.A1" office:value-type="string">
              <text:p text:style-name="Table_20_Contents">TIME_INPUT_FORMATS</text:p>
            </table:table-cell>
            <table:table-cell table:style-name="Tabel5.A1" office:value-type="string">
              <text:p text:style-name="P4">['%H:%M:%S', '%H:%M:%S.%f', '%H:%M']</text:p>
            </table:table-cell>
          </table:table-row>
          <table:table-row>
            <table:table-cell table:style-name="Tabel5.A1" office:value-type="string">
              <text:p text:style-name="Table_20_Contents">TIME_ZONE</text:p>
            </table:table-cell>
            <table:table-cell table:style-name="Tabel5.A1" office:value-type="string">
              <text:p text:style-name="P4">'UTC'</text:p>
            </table:table-cell>
          </table:table-row>
          <table:table-row>
            <table:table-cell table:style-name="Tabel5.A1" office:value-type="string">
              <text:p text:style-name="Table_20_Contents">USE_I18N</text:p>
            </table:table-cell>
            <table:table-cell table:style-name="Tabel5.A1" office:value-type="string">
              <text:p text:style-name="P4">True</text:p>
            </table:table-cell>
          </table:table-row>
          <table:table-row>
            <table:table-cell table:style-name="Tabel5.A1" office:value-type="string">
              <text:p text:style-name="Table_20_Contents">USE_L10N</text:p>
            </table:table-cell>
            <table:table-cell table:style-name="Tabel5.A1" office:value-type="string">
              <text:p text:style-name="P4">True</text:p>
            </table:table-cell>
          </table:table-row>
          <table:table-row>
            <table:table-cell table:style-name="Tabel5.A1" office:value-type="string">
              <text:p text:style-name="Table_20_Contents">USE_THOUSAND_SEPARATOR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USE_TZ</text:p>
            </table:table-cell>
            <table:table-cell table:style-name="Tabel5.A1" office:value-type="string">
              <text:p text:style-name="P4">True</text:p>
            </table:table-cell>
          </table:table-row>
          <table:table-row>
            <table:table-cell table:style-name="Tabel5.A1" office:value-type="string">
              <text:p text:style-name="Table_20_Contents">USE_X_FORWARDED_HOST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USE_X_FORWARDED_PORT</text:p>
            </table:table-cell>
            <table:table-cell table:style-name="Tabel5.A1" office:value-type="string">
              <text:p text:style-name="P4">False</text:p>
            </table:table-cell>
          </table:table-row>
          <table:table-row>
            <table:table-cell table:style-name="Tabel5.A1" office:value-type="string">
              <text:p text:style-name="Table_20_Contents">WSGI_APPLICATION</text:p>
            </table:table-cell>
            <table:table-cell table:style-name="Tabel5.A1" office:value-type="string">
              <text:p text:style-name="P4">'vitanova.wsgi.application'</text:p>
            </table:table-cell>
          </table:table-row>
          <table:table-row>
            <table:table-cell table:style-name="Tabel5.A1" office:value-type="string">
              <text:p text:style-name="Table_20_Contents">X_FRAME_OPTIONS</text:p>
            </table:table-cell>
            <table:table-cell table:style-name="Tabel5.A1" office:value-type="string">
              <text:p text:style-name="P4">'DENY'</text:p>
            </table:table-cell>
          </table:table-row>
          <table:table-row>
            <table:table-cell table:style-name="Tabel5.A1" office:value-type="string">
              <text:p text:style-name="Table_20_Contents">YEAR_MONTH_FORMAT</text:p>
            </table:table-cell>
            <table:table-cell table:style-name="Tabel5.A1" office:value-type="string">
              <text:p text:style-name="P4">'F Y'</text:p>
            </table:table-cell>
          </table:table-row>
        </table:table>
      </text:section>
      <text:section text:style-name="Sect1" text:name="explanation">
        <text:p text:style-name="Text_20_body"><text:soft-page-break/>You're seeing this error because you have <text:span text:style-name="Source_20_Text">DEBUG = True</text:span> in your Django settings file. Change that to <text:span text:style-name="Source_20_Text">False</text:span>, and Django will display a standard page generated by the handler for this status code. 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2T22:41:24.042546857</meta:creation-date>
    <dc:date>2020-08-22T22:42:46.470892648</dc:date>
    <meta:editing-duration>PT1M25S</meta:editing-duration>
    <meta:editing-cycles>1</meta:editing-cycles>
    <meta:generator>LibreOffice/5.1.6.2$Linux_x86 LibreOffice_project/10m0$Build-2</meta:generator>
    <meta:document-statistic meta:table-count="5" meta:image-count="0" meta:object-count="0" meta:page-count="21" meta:paragraph-count="804" meta:word-count="1381" meta:character-count="18701" meta:non-whitespace-character-count="17293"/>
  </office:meta>
</office:document-meta>
</file>